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93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ix des Item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REEN_CONCRETE_POWDER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FOX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PER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TUBE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PLE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GOLDEN_PICKAXE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DEAD_TUBE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GREEN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LOOTING_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EXPOSED_CUT_COPPER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WATER_CAULD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OTING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LOOTING_2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BE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ON_ST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SPRUCE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IGHT_BLUE_TERRACOTTA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CHERRY_BOAT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ZOMBIE_HEAD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SPLASH_POTION_OF_THE_TURTLE_MASTER_+</text:p>
          </table:table-cell>
          <table:table-cell office:value-type="float" office:value="4.29" calcext:value-type="float">
            <text:p>4,29</text:p>
          </table:table-cell>
        </table:table-row>
        <table:table-row table:style-name="ro1">
          <table:table-cell office:value-type="string" calcext:value-type="string">
            <text:p>BROWN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NITE_WALL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HORT_GRAS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PLASH_POTION_OF_THE_TURTLE_MASTER_2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SPLASH_POTION_OF_LEAPING_2</text:p>
          </table:table-cell>
          <table:table-cell office:value-type="float" office:value="4.44" calcext:value-type="float">
            <text:p>4,44</text:p>
          </table:table-cell>
        </table:table-row>
        <table:table-row table:style-name="ro1">
          <table:table-cell office:value-type="string" calcext:value-type="string">
            <text:p>FLINT_AND_STEEL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string" calcext:value-type="string">
            <text:p>CRACKED_STONE_BRICKS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BRICK_SLAB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LAPIS_BLOCK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string" calcext:value-type="string">
            <text:p>JUNGLE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7.15" calcext:value-type="float">
            <text:p>7,15</text:p>
          </table:table-cell>
        </table:table-row>
        <table:table-row table:style-name="ro1">
          <table:table-cell office:value-type="string" calcext:value-type="string">
            <text:p>SPLASH_POTION_OF_LEAPING_+</text:p>
          </table:table-cell>
          <table:table-cell office:value-type="float" office:value="4.81" calcext:value-type="float">
            <text:p>4,81</text:p>
          </table:table-cell>
        </table:table-row>
        <table:table-row table:style-name="ro1">
          <table:table-cell office:value-type="string" calcext:value-type="string">
            <text:p>MUSIC_DISC_STRAD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DIAMOND_HORSE_ARMOR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JUNGLE_PLANKS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LOYALTY_2</text:p>
          </table:table-cell>
          <table:table-cell office:value-type="float" office:value="156.75" calcext:value-type="float">
            <text:p>156,75</text:p>
          </table:table-cell>
        </table:table-row>
        <table:table-row table:style-name="ro1">
          <table:table-cell office:value-type="string" calcext:value-type="string">
            <text:p>LOYALTY_1</text:p>
          </table:table-cell>
          <table:table-cell office:value-type="float" office:value="78.75" calcext:value-type="float">
            <text:p>78,75</text:p>
          </table:table-cell>
        </table:table-row>
        <table:table-row table:style-name="ro1">
          <table:table-cell office:value-type="string" calcext:value-type="string">
            <text:p>LOYALTY_3</text:p>
          </table:table-cell>
          <table:table-cell office:value-type="float" office:value="314.25" calcext:value-type="float">
            <text:p>314,25</text:p>
          </table:table-cell>
        </table:table-row>
        <table:table-row table:style-name="ro1">
          <table:table-cell office:value-type="string" calcext:value-type="string">
            <text:p>TURTLE_EGG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IAMOND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WOODEN_SHOVEL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WHITE_CANDLE</text:p>
          </table:table-cell>
          <table:table-cell office:value-type="float" office:value="3.85" calcext:value-type="float">
            <text:p>3,85</text:p>
          </table:table-cell>
        </table:table-row>
        <table:table-row table:style-name="ro1">
          <table:table-cell office:value-type="string" calcext:value-type="string">
            <text:p>VERDANT_FROGLIGHT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string" calcext:value-type="string">
            <text:p>COBBLESTONE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TUBE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GILDED_BLACKSTONE</text:p>
          </table:table-cell>
          <table:table-cell office:value-type="float" office:value="38.89" calcext:value-type="float">
            <text:p>38,89</text:p>
          </table:table-cell>
        </table:table-row>
        <table:table-row table:style-name="ro1">
          <table:table-cell office:value-type="string" calcext:value-type="string">
            <text:p>CYAN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MOOTH_RED_SANDSTONE_SLAB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TOTEM_OF_UNDYING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GHT_BLUE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AXOLOTL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AND_BL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OTED_DIRT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LISHED_ANDESITE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MOJANG_BANNER_PATTERN</text:p>
          </table:table-cell>
          <table:table-cell office:value-type="float" office:value="3375.11" calcext:value-type="float">
            <text:p>3375,11</text:p>
          </table:table-cell>
        </table:table-row>
        <table:table-row table:style-name="ro1">
          <table:table-cell office:value-type="string" calcext:value-type="string">
            <text:p>SCULK_SHRIEK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ORCHFLOWER_SEEDS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END_CRYSTAL</text:p>
          </table:table-cell>
          <table:table-cell office:value-type="float" office:value="15.03" calcext:value-type="float">
            <text:p>15,03</text:p>
          </table:table-cell>
        </table:table-row>
        <table:table-row table:style-name="ro1">
          <table:table-cell office:value-type="string" calcext:value-type="string">
            <text:p>LIGHT_BLUE_CONCRETE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string" calcext:value-type="string">
            <text:p>POLISHED_BLACKSTONE_BUTTON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MOSSY_STONE_BRICK_WALL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POLISHED_DEEPSLATE_WALL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HORS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BRICK_WALL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TTED_FLOWERING_AZALEA_BU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SON_HYPHAE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JUKEBOX</text:p>
          </table:table-cell>
          <table:table-cell office:value-type="float" office:value="14.54" calcext:value-type="float">
            <text:p>14,54</text:p>
          </table:table-cell>
        </table:table-row>
        <table:table-row table:style-name="ro1">
          <table:table-cell office:value-type="string" calcext:value-type="string">
            <text:p>DARK_OAK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POTTED_RED_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_PRESSURE_PLATE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WARPED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MANGROVE_PLANKS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DEEPSLATE_TILE_WALL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ARK_OAK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MINECART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string" calcext:value-type="string">
            <text:p>POTION</text:p>
          </table:table-cell>
          <table:table-cell office:value-type="float" office:value="1.63" calcext:value-type="float">
            <text:p>1,63</text:p>
          </table:table-cell>
        </table:table-row>
        <table:table-row table:style-name="ro1">
          <table:table-cell office:value-type="string" calcext:value-type="string">
            <text:p>MANGROVE_LOG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LINGERING_POTION_OF_LEAPING</text:p>
          </table:table-cell>
          <table:table-cell office:value-type="float" office:value="4.49" calcext:value-type="float">
            <text:p>4,49</text:p>
          </table:table-cell>
        </table:table-row>
        <table:table-row table:style-name="ro1">
          <table:table-cell office:value-type="string" calcext:value-type="string">
            <text:p>FILLED_MA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URN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YELLOW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LILY_OF_THE_VALLEY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SPLASH_POTION_OF_WEAKNESS_+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string" calcext:value-type="string">
            <text:p>IRON_LEGGINGS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ORANGE_DYE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LECTERN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ALLIUM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CROSSBOW</text:p>
          </table:table-cell>
          <table:table-cell office:value-type="float" office:value="5.44" calcext:value-type="float">
            <text:p>5,44</text:p>
          </table:table-cell>
        </table:table-row>
        <table:table-row table:style-name="ro1">
          <table:table-cell office:value-type="string" calcext:value-type="string">
            <text:p>PUMPKIN_PIE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string" calcext:value-type="string">
            <text:p>BROWN_CONCRETE_POWDER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MANGROVE_ROOTS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END_STONE_BRICKS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REDSTONE_W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LLOW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NED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RSE_DIRT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GLOWSTONE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MANGROVE_HANGING_SIGN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DIORITE_SLA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KULL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ANCIENT_DEBRIS</text:p>
          </table:table-cell>
          <table:table-cell office:value-type="float" office:value="77.78" calcext:value-type="float">
            <text:p>77,78</text:p>
          </table:table-cell>
        </table:table-row>
        <table:table-row table:style-name="ro1">
          <table:table-cell office:value-type="string" calcext:value-type="string">
            <text:p>PINK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GLASS_PANE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LASH_POTION_OF_POISON_+</text:p>
          </table:table-cell>
          <table:table-cell office:value-type="float" office:value="1.87" calcext:value-type="float">
            <text:p>1,87</text:p>
          </table:table-cell>
        </table:table-row>
        <table:table-row table:style-name="ro1">
          <table:table-cell office:value-type="string" calcext:value-type="string">
            <text:p>DIAMOND_ORE</text:p>
          </table:table-cell>
          <table:table-cell office:value-type="float" office:value="27.28" calcext:value-type="float">
            <text:p>27,28</text:p>
          </table:table-cell>
        </table:table-row>
        <table:table-row table:style-name="ro1">
          <table:table-cell office:value-type="string" calcext:value-type="string">
            <text:p>CHIPPED_ANVIL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SPLASH_POTION_OF_POISON_2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CYAN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COOKED_COD</text:p>
          </table:table-cell>
          <table:table-cell office:value-type="float" office:value="0.03" calcext:value-type="float">
            <text:p>0,03</text:p>
          </table:table-cell>
        </table:table-row>
        <table:table-row table:style-name="ro1">
          <table:table-cell office:value-type="string" calcext:value-type="string">
            <text:p>BAMBOO_STAIR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WAXED_OXIDIZED_CUT_COPPER_SLAB</text:p>
          </table:table-cell>
          <table:table-cell office:value-type="float" office:value="5.02" calcext:value-type="float">
            <text:p>5,02</text:p>
          </table:table-cell>
        </table:table-row>
        <table:table-row table:style-name="ro1">
          <table:table-cell office:value-type="string" calcext:value-type="string">
            <text:p>RED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RAW_IRON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TIPPED_ARROW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POTTED_BROWN_MUSHRO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_NUGGET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ANDLE</text:p>
          </table:table-cell>
          <table:table-cell office:value-type="float" office:value="3.25" calcext:value-type="float">
            <text:p>3,25</text:p>
          </table:table-cell>
        </table:table-row>
        <table:table-row table:style-name="ro1">
          <table:table-cell office:value-type="string" calcext:value-type="string">
            <text:p>WOODEN_SWO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LASH_POTION_OF_INVISIBILITY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NETHER_BRICK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PIGLI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ESITE_STAIRS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POTION_OF_HARMING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SPRUCE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CA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SON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PHANTOM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LLOW_STAINED_GLAS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IGLIN_BANNER_PATTERN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OUL_F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_AZALEA_BU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TADPOL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UCE_LOG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HOGLI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JECTILE_PROTECTION_2</text:p>
          </table:table-cell>
          <table:table-cell office:value-type="float" office:value="75.75" calcext:value-type="float">
            <text:p>75,75</text:p>
          </table:table-cell>
        </table:table-row>
        <table:table-row table:style-name="ro1">
          <table:table-cell office:value-type="string" calcext:value-type="string">
            <text:p>PROJECTILE_PROTECTION_3</text:p>
          </table:table-cell>
          <table:table-cell office:value-type="float" office:value="152.25" calcext:value-type="float">
            <text:p>152,25</text:p>
          </table:table-cell>
        </table:table-row>
        <table:table-row table:style-name="ro1">
          <table:table-cell office:value-type="string" calcext:value-type="string">
            <text:p>PROJECTILE_PROTECTION_1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LIME_STAINED_GLASS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OJECTILE_PROTECTION_4</text:p>
          </table:table-cell>
          <table:table-cell office:value-type="float" office:value="304.5" calcext:value-type="float">
            <text:p>304,5</text:p>
          </table:table-cell>
        </table:table-row>
        <table:table-row table:style-name="ro1">
          <table:table-cell office:value-type="string" calcext:value-type="string">
            <text:p>MAGMA_BLOCK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GLOWSTONE_DUST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DARK_OAK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RABBI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ORUS_FLOWER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BLACK_GLAZED_TERRACOTTA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WRITTEN_BOOK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string" calcext:value-type="string">
            <text:p>RED_STAINED_GLAS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ENCHANTED_BOOK</text:p>
          </table:table-cell>
          <table:table-cell office:value-type="float" office:value="25.12" calcext:value-type="float">
            <text:p>25,12</text:p>
          </table:table-cell>
        </table:table-row>
        <table:table-row table:style-name="ro1">
          <table:table-cell office:value-type="string" calcext:value-type="string">
            <text:p>WARPED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DEEPSLATE_REDSTONE_ORE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string" calcext:value-type="string">
            <text:p>DEEPSLATE_BRICK_STAIRS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LAY_BALL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WANDERING_TRAD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K_BUCKET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SMOOTH_BASALT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PRISMARINE_BRICKS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string" calcext:value-type="string">
            <text:p>DARK_OAK_LOG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LEATHER_LEGGINGS</text:p>
          </table:table-cell>
          <table:table-cell office:value-type="float" office:value="23.42" calcext:value-type="float">
            <text:p>23,42</text:p>
          </table:table-cell>
        </table:table-row>
        <table:table-row table:style-name="ro1">
          <table:table-cell office:value-type="string" calcext:value-type="string">
            <text:p>WEATHERED_CUT_COPPER_SLAB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WARDE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ING_ROD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string" calcext:value-type="string">
            <text:p>ACACIA_HANGING_SIGN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ENDER_PEARL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QUARTZ_PILLAR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WARPED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STRIPPED_BAMBOO_BLOCK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PURPLE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STONE_BLOCK</text:p>
          </table:table-cell>
          <table:table-cell office:value-type="float" office:value="9.99" calcext:value-type="float">
            <text:p>9,99</text:p>
          </table:table-cell>
        </table:table-row>
        <table:table-row table:style-name="ro1">
          <table:table-cell office:value-type="string" calcext:value-type="string">
            <text:p>COBBLED_DEEPSLATE_WALL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HISELED_POLISHED_BLACKSTONE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DEAD_BUBBLE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Z_SLAB</text:p>
          </table:table-cell>
          <table:table-cell office:value-type="float" office:value="6.33" calcext:value-type="float">
            <text:p>6,33</text:p>
          </table:table-cell>
        </table:table-row>
        <table:table-row table:style-name="ro1">
          <table:table-cell office:value-type="string" calcext:value-type="string">
            <text:p>SMITE_5</text:p>
          </table:table-cell>
          <table:table-cell office:value-type="float" office:value="633.75" calcext:value-type="float">
            <text:p>633,75</text:p>
          </table:table-cell>
        </table:table-row>
        <table:table-row table:style-name="ro1">
          <table:table-cell office:value-type="string" calcext:value-type="string">
            <text:p>SHEEP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E_3</text:p>
          </table:table-cell>
          <table:table-cell office:value-type="float" office:value="158.25" calcext:value-type="float">
            <text:p>158,25</text:p>
          </table:table-cell>
        </table:table-row>
        <table:table-row table:style-name="ro1">
          <table:table-cell office:value-type="string" calcext:value-type="string">
            <text:p>SMITE_4</text:p>
          </table:table-cell>
          <table:table-cell office:value-type="float" office:value="317.25" calcext:value-type="float">
            <text:p>317,25</text:p>
          </table:table-cell>
        </table:table-row>
        <table:table-row table:style-name="ro1">
          <table:table-cell office:value-type="string" calcext:value-type="string">
            <text:p>SMITE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SMITE_2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BRAIN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_OAK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HORN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BOW</text:p>
          </table:table-cell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string" calcext:value-type="string">
            <text:p>TUBE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SUGAR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MOSSY_COBBLESTONE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WARPED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DAYLIGHT_DETECTOR</text:p>
          </table:table-cell>
          <table:table-cell office:value-type="float" office:value="10.49" calcext:value-type="float">
            <text:p>10,49</text:p>
          </table:table-cell>
        </table:table-row>
        <table:table-row table:style-name="ro1">
          <table:table-cell office:value-type="string" calcext:value-type="string">
            <text:p>RABBIT_HIDE</text:p>
          </table:table-cell>
          <table:table-cell office:value-type="float" office:value="10.36" calcext:value-type="float">
            <text:p>10,36</text:p>
          </table:table-cell>
        </table:table-row>
        <table:table-row table:style-name="ro1">
          <table:table-cell office:value-type="string" calcext:value-type="string">
            <text:p>BUBBLE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JUNGLE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CYAN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OBSERVER</text:p>
          </table:table-cell>
          <table:table-cell office:value-type="float" office:value="4.02" calcext:value-type="float">
            <text:p>4,02</text:p>
          </table:table-cell>
        </table:table-row>
        <table:table-row table:style-name="ro1">
          <table:table-cell office:value-type="string" calcext:value-type="string">
            <text:p>AMETHYST_BLO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JUNGLE_BOAT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string" calcext:value-type="string">
            <text:p>FIRE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BAMBOO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WATER_BREATHING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string" calcext:value-type="string">
            <text:p>PURPLE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LIME_GLAZED_TERRACOTTA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ZOMBI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COAL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NETHERITE_CHESTPLATE</text:p>
          </table:table-cell>
          <table:table-cell office:value-type="float" office:value="268.51" calcext:value-type="float">
            <text:p>268,51</text:p>
          </table:table-cell>
        </table:table-row>
        <table:table-row table:style-name="ro1">
          <table:table-cell office:value-type="string" calcext:value-type="string">
            <text:p>YELLOW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BIRCH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INMAIL_LEGGINGS</text:p>
          </table:table-cell>
          <table:table-cell office:value-type="float" office:value="51.38" calcext:value-type="float">
            <text:p>51,38</text:p>
          </table:table-cell>
        </table:table-row>
        <table:table-row table:style-name="ro1">
          <table:table-cell office:value-type="string" calcext:value-type="string">
            <text:p>PURPUR_SLAB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OTION_OF_WEAKNESS_+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PURPLE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DARK_PRISMARINE_SLAB</text:p>
          </table:table-cell>
          <table:table-cell office:value-type="float" office:value="4.13" calcext:value-type="float">
            <text:p>4,13</text:p>
          </table:table-cell>
        </table:table-row>
        <table:table-row table:style-name="ro1">
          <table:table-cell office:value-type="string" calcext:value-type="string">
            <text:p>MYCELIUM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RED_SANDSTONE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BUND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ARINE_BRICK_STAIRS</text:p>
          </table:table-cell>
          <table:table-cell office:value-type="float" office:value="16.87" calcext:value-type="float">
            <text:p>16,87</text:p>
          </table:table-cell>
        </table:table-row>
        <table:table-row table:style-name="ro1">
          <table:table-cell office:value-type="string" calcext:value-type="string">
            <text:p>LIME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ROVE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CH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BAMBOO_FENCE_GATE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DEEPSLATE_GOLD_ORE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BROWN_MUSHROOM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RED_SAND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SHEARS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MAGENTA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PIERCING_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OTION_OF_REGENERATION_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string" calcext:value-type="string">
            <text:p>QUARTZ_STAIRS</text:p>
          </table:table-cell>
          <table:table-cell office:value-type="float" office:value="18.99" calcext:value-type="float">
            <text:p>18,99</text:p>
          </table:table-cell>
        </table:table-row>
        <table:table-row table:style-name="ro1">
          <table:table-cell office:value-type="string" calcext:value-type="string">
            <text:p>DRIED_KELP_BLOCK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string" calcext:value-type="string">
            <text:p>SCULK_VEIN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OTION_OF_REGENERATION_+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PIERCING_3</text:p>
          </table:table-cell>
          <table:table-cell office:value-type="float" office:value="409.5" calcext:value-type="float">
            <text:p>409,5</text:p>
          </table:table-cell>
        </table:table-row>
        <table:table-row table:style-name="ro1">
          <table:table-cell office:value-type="string" calcext:value-type="string">
            <text:p>PIERCING_2</text:p>
          </table:table-cell>
          <table:table-cell office:value-type="float" office:value="204.75" calcext:value-type="float">
            <text:p>204,75</text:p>
          </table:table-cell>
        </table:table-row>
        <table:table-row table:style-name="ro1">
          <table:table-cell office:value-type="string" calcext:value-type="string">
            <text:p>SPLASH_POTION_OF_NIGHT_VIS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ERCING_4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3.02" calcext:value-type="float">
            <text:p>13,02</text:p>
          </table:table-cell>
        </table:table-row>
        <table:table-row table:style-name="ro1">
          <table:table-cell office:value-type="string" calcext:value-type="string">
            <text:p>SMOOTH_QUARTZ_SLAB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CHAINMAIL_BOOTS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string" calcext:value-type="string">
            <text:p>FIREWORK_STAR</text:p>
          </table:table-cell>
          <table:table-cell office:value-type="float" office:value="6.49" calcext:value-type="float">
            <text:p>6,49</text:p>
          </table:table-cell>
        </table:table-row>
        <table:table-row table:style-name="ro1">
          <table:table-cell office:value-type="string" calcext:value-type="string">
            <text:p>STRIPPED_ACACIA_WOOD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string" calcext:value-type="string">
            <text:p>PURPLE_DYE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BAMBOO_MOSAIC_SLA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ZOMBIE_VILLAG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_STAINED_GLAS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STRIPPED_BIRCH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SLIME_BLOCK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string" calcext:value-type="string">
            <text:p>RED_MUSHROOM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BAMBOO_FENCE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MUTTON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NAUTILUS_SHELL</text:p>
          </table:table-cell>
          <table:table-cell office:value-type="float" office:value="25.12" calcext:value-type="float">
            <text:p>25,12</text:p>
          </table:table-cell>
        </table:table-row>
        <table:table-row table:style-name="ro1">
          <table:table-cell office:value-type="string" calcext:value-type="string">
            <text:p>SMOOTH_RED_SANDSTONE_STAIRS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BRAIN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TURTLE_HELMET</text:p>
          </table:table-cell>
          <table:table-cell office:value-type="float" office:value="41.15" calcext:value-type="float">
            <text:p>41,15</text:p>
          </table:table-cell>
        </table:table-row>
        <table:table-row table:style-name="ro1">
          <table:table-cell office:value-type="string" calcext:value-type="string">
            <text:p>PUFFERFISH_BUCKET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COMPARATOR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string" calcext:value-type="string">
            <text:p>SILK_TOUCH_1</text:p>
          </table:table-cell>
          <table:table-cell office:value-type="float" office:value="315.75" calcext:value-type="float">
            <text:p>315,75</text:p>
          </table:table-cell>
        </table:table-row>
        <table:table-row table:style-name="ro1">
          <table:table-cell office:value-type="string" calcext:value-type="string">
            <text:p>PIG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PPED_CRIMSON_HYPHAE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SPIDER_EYE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DRAGON_WALL_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_SANDSTONE_WALL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LIGHT_GRAY_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KNOWLEDGE_BOO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AL_ORE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string" calcext:value-type="string">
            <text:p>DEEPSLATE_BRICKS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GRAY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CK_POTION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DEEPSLATE_BRICK_SLA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GOLD_ORE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TUBE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RABBIT_FOOT</text:p>
          </table:table-cell>
          <table:table-cell office:value-type="float" office:value="8.89" calcext:value-type="float">
            <text:p>8,89</text:p>
          </table:table-cell>
        </table:table-row>
        <table:table-row table:style-name="ro1">
          <table:table-cell office:value-type="string" calcext:value-type="string">
            <text:p>STRIPPED_CHERRY_LOG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WAXED_CUT_COPPER_STAIRS</text:p>
          </table:table-cell>
          <table:table-cell office:value-type="float" office:value="4.16" calcext:value-type="float">
            <text:p>4,16</text:p>
          </table:table-cell>
        </table:table-row>
        <table:table-row table:style-name="ro1">
          <table:table-cell office:value-type="string" calcext:value-type="string">
            <text:p>REDSTONE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DARK_PRISMARINE</text:p>
          </table:table-cell>
          <table:table-cell office:value-type="float" office:value="3.89" calcext:value-type="float">
            <text:p>3,89</text:p>
          </table:table-cell>
        </table:table-row>
        <table:table-row table:style-name="ro1">
          <table:table-cell office:value-type="string" calcext:value-type="string">
            <text:p>SWIFT_SNEAK_3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WIFT_SNEAK_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WIFT_SNEAK_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BUBBLE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WHITE_DYE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ACACIA_FENCE_GATE</text:p>
          </table:table-cell>
          <table:table-cell office:value-type="float" office:value="1.73" calcext:value-type="float">
            <text:p>1,73</text:p>
          </table:table-cell>
        </table:table-row>
        <table:table-row table:style-name="ro1">
          <table:table-cell office:value-type="string" calcext:value-type="string">
            <text:p>SLIME_BALL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GLOW_LICHEN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DRAGON_BREATH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DIAMOND_LEGGINGS</text:p>
          </table:table-cell>
          <table:table-cell office:value-type="float" office:value="851.55" calcext:value-type="float">
            <text:p>851,55</text:p>
          </table:table-cell>
        </table:table-row>
        <table:table-row table:style-name="ro1">
          <table:table-cell office:value-type="string" calcext:value-type="string">
            <text:p>OXIDIZED_CUT_COPPER_SLAB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DARK_OAK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YELLOW_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JUNGLE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WARPED_FUNGUS_ON_A_STICK</text:p>
          </table:table-cell>
          <table:table-cell office:value-type="float" office:value="5.66" calcext:value-type="float">
            <text:p>5,66</text:p>
          </table:table-cell>
        </table:table-row>
        <table:table-row table:style-name="ro1">
          <table:table-cell office:value-type="string" calcext:value-type="string">
            <text:p>PUMPKIN_SEED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RACKED_DEEPSLATE_TILES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WHITE_BANNER</text:p>
          </table:table-cell>
          <table:table-cell office:value-type="float" office:value="12.12" calcext:value-type="float">
            <text:p>12,12</text:p>
          </table:table-cell>
        </table:table-row>
        <table:table-row table:style-name="ro1">
          <table:table-cell office:value-type="string" calcext:value-type="string">
            <text:p>MOSSY_STONE_BRICKS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WARPED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SMOOTH_SANDSTONE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MUSIC_DISC_5</text:p>
          </table:table-cell>
          <table:table-cell office:value-type="float" office:value="500.04" calcext:value-type="float">
            <text:p>500,04</text:p>
          </table:table-cell>
        </table:table-row>
        <table:table-row table:style-name="ro1">
          <table:table-cell office:value-type="string" calcext:value-type="string">
            <text:p>QUICK_CHARGE_2</text:p>
          </table:table-cell>
          <table:table-cell office:value-type="float" office:value="159.75" calcext:value-type="float">
            <text:p>159,75</text:p>
          </table:table-cell>
        </table:table-row>
        <table:table-row table:style-name="ro1">
          <table:table-cell office:value-type="string" calcext:value-type="string">
            <text:p>QUICK_CHARGE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QUICK_CHARGE_3</text:p>
          </table:table-cell>
          <table:table-cell office:value-type="float" office:value="319.5" calcext:value-type="float">
            <text:p>319,5</text:p>
          </table:table-cell>
        </table:table-row>
        <table:table-row table:style-name="ro1">
          <table:table-cell office:value-type="string" calcext:value-type="string">
            <text:p>CHISELED_DEEPSLATE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CUT_COPPER_STAIRS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DARK_OAK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SEA_LANTER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EEN_CONCRETE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LINGERING_POTION_OF_SLOWNESS_2</text:p>
          </table:table-cell>
          <table:table-cell office:value-type="float" office:value="1.69" calcext:value-type="float">
            <text:p>1,69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ORANGE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ID_A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SLOWNESS_+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SMOOTH_STONE_SLAB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COD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ORANGE_CONCRETE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BONE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string" calcext:value-type="string">
            <text:p>RED_NETHER_BRICKS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MANGROVE_DOOR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WAXED_COPPER_BLOCK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string" calcext:value-type="string">
            <text:p>BIRCH_PLANKS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TRIPW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_CONCRETE_POWDER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BIRCH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RIMSON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YELLOW_DYE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CRIMSON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GOLDEN_HORSE_ARMOR</text:p>
          </table:table-cell>
          <table:table-cell office:value-type="float" office:value="337.5" calcext:value-type="float">
            <text:p>337,5</text:p>
          </table:table-cell>
        </table:table-row>
        <table:table-row table:style-name="ro1">
          <table:table-cell office:value-type="string" calcext:value-type="string">
            <text:p>DRAGON_EGG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WEATHERED_CUT_COPPER_STAIRS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string" calcext:value-type="string">
            <text:p>EXPOSED_COPPER</text:p>
          </table:table-cell>
          <table:table-cell office:value-type="float" office:value="4.36" calcext:value-type="float">
            <text:p>4,36</text:p>
          </table:table-cell>
        </table:table-row>
        <table:table-row table:style-name="ro1">
          <table:table-cell office:value-type="string" calcext:value-type="string">
            <text:p>MUSIC_DISC_MELLOH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TION_OF_POISON_+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POTION_OF_POISON_2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CRIMSON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MANGROVE_CHEST_BOAT</text:p>
          </table:table-cell>
          <table:table-cell office:value-type="float" office:value="5.69" calcext:value-type="float">
            <text:p>5,69</text:p>
          </table:table-cell>
        </table:table-row>
        <table:table-row table:style-name="ro1">
          <table:table-cell office:value-type="string" calcext:value-type="string">
            <text:p>BOOKSHELF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SMOOTH_QUARTZ_STAIRS</text:p>
          </table:table-cell>
          <table:table-cell office:value-type="float" office:value="3.21" calcext:value-type="float">
            <text:p>3,21</text:p>
          </table:table-cell>
        </table:table-row>
        <table:table-row table:style-name="ro1">
          <table:table-cell office:value-type="string" calcext:value-type="string">
            <text:p>LIGHT_BLUE_CANDLE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string" calcext:value-type="string">
            <text:p>SPLASH_POTION_OF_HARMING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COOKED_CHICKEN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string" calcext:value-type="string">
            <text:p>SPRUCE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BLACK_TERRACOTTA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STONE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EXPERIENCE_BOTTL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AND_BLOCK_MINECAR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ANTOM_MEMBRAN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RIPPED_DARK_OAK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BIRCH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OTTED_BAMB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ROVE_BUTTON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BIRCH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PITCHER_POD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string" calcext:value-type="string">
            <text:p>ORANGE_STAINED_GLAS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OTION_OF_WATER_BREATHING_+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DECORATED_POT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ITEM_FRAME</text:p>
          </table:table-cell>
          <table:table-cell office:value-type="float" office:value="4.14" calcext:value-type="float">
            <text:p>4,14</text:p>
          </table:table-cell>
        </table:table-row>
        <table:table-row table:style-name="ro1">
          <table:table-cell office:value-type="string" calcext:value-type="string">
            <text:p>POTION_OF_THE_TURTLE_MASTER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EMERALD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string" calcext:value-type="string">
            <text:p>DIAMOND_HELMET</text:p>
          </table:table-cell>
          <table:table-cell office:value-type="float" office:value="1696.25" calcext:value-type="float">
            <text:p>1696,25</text:p>
          </table:table-cell>
        </table:table-row>
        <table:table-row table:style-name="ro1">
          <table:table-cell office:value-type="string" calcext:value-type="string">
            <text:p>GREEN_STAINED_GLASS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GRAY_STAINED_GLASS_PANE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SHULKER_SHELL</text:p>
          </table:table-cell>
          <table:table-cell office:value-type="float" office:value="4.66" calcext:value-type="float">
            <text:p>4,66</text:p>
          </table:table-cell>
        </table:table-row>
        <table:table-row table:style-name="ro1">
          <table:table-cell office:value-type="string" calcext:value-type="string">
            <text:p>BAMBOO_DOOR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PITCHER_PLANT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DEAD_HORN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CYAN_CANDLE</text:p>
          </table:table-cell>
          <table:table-cell office:value-type="float" office:value="3.51" calcext:value-type="float">
            <text:p>3,51</text:p>
          </table:table-cell>
        </table:table-row>
        <table:table-row table:style-name="ro1">
          <table:table-cell office:value-type="string" calcext:value-type="string">
            <text:p>POPPY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TRIPWIRE_HOOK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POTION_OF_REGENERATION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YELLOW_CONCRETE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VIN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UBBLE_COLUM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_CHESTPLATE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NETHERITE_HOE</text:p>
          </table:table-cell>
          <table:table-cell office:value-type="float" office:value="200.74" calcext:value-type="float">
            <text:p>200,74</text:p>
          </table:table-cell>
        </table:table-row>
        <table:table-row table:style-name="ro1">
          <table:table-cell office:value-type="string" calcext:value-type="string">
            <text:p>WARPED_WART_BLOCK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POLISHED_BLACKSTONE_WALL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WARPED_NYLIUM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TTED_ALLIU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LEAPING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string" calcext:value-type="string">
            <text:p>PINK_TERRACOTTA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POTTED_LILY_OF_THE_VALLE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AMOND_SHOVEL</text:p>
          </table:table-cell>
          <table:table-cell office:value-type="float" office:value="2102.89" calcext:value-type="float">
            <text:p>2102,89</text:p>
          </table:table-cell>
        </table:table-row>
        <table:table-row table:style-name="ro1">
          <table:table-cell office:value-type="string" calcext:value-type="string">
            <text:p>FROST_WALKER_1</text:p>
          </table:table-cell>
          <table:table-cell office:value-type="float" office:value="309.75" calcext:value-type="float">
            <text:p>309,75</text:p>
          </table:table-cell>
        </table:table-row>
        <table:table-row table:style-name="ro1">
          <table:table-cell office:value-type="string" calcext:value-type="string">
            <text:p>FROST_WALKER_2</text:p>
          </table:table-cell>
          <table:table-cell office:value-type="float" office:value="409.5" calcext:value-type="float">
            <text:p>409,5</text:p>
          </table:table-cell>
        </table:table-row>
        <table:table-row table:style-name="ro1">
          <table:table-cell office:value-type="string" calcext:value-type="string">
            <text:p>ARCH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LISHED_BASALT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WARPED_FUNGUS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HITE_CONCRETE_POWDER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BREW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RAIL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SWEET_BERRIE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WRITABLE_BOOK</text:p>
          </table:table-cell>
          <table:table-cell office:value-type="float" office:value="9.18" calcext:value-type="float">
            <text:p>9,18</text:p>
          </table:table-cell>
        </table:table-row>
        <table:table-row table:style-name="ro1">
          <table:table-cell office:value-type="string" calcext:value-type="string">
            <text:p>NETHER_POR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DR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_GOLEM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FESTED_DEEPS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N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USIC_DISC_RELIC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GRAY_SHULKER_BOX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WARPED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ROPICAL_FISH_BUCKET</text:p>
          </table:table-cell>
          <table:table-cell office:value-type="float" office:value="7.51" calcext:value-type="float">
            <text:p>7,51</text:p>
          </table:table-cell>
        </table:table-row>
        <table:table-row table:style-name="ro1">
          <table:table-cell office:value-type="string" calcext:value-type="string">
            <text:p>NETHER_BRICKS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string" calcext:value-type="string">
            <text:p>RED_CANDLE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FLETCHING_TABLE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string" calcext:value-type="string">
            <text:p>FLOWER_BANNER_PATTERN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BIG_DRIPLEAF_ST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ENDERMA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_OAK_CHEST_BOAT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FROGSPAW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ATOR_RAIL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OXIDIZED_CUT_COPPER_STAIRS</text:p>
          </table:table-cell>
          <table:table-cell office:value-type="float" office:value="13.07" calcext:value-type="float">
            <text:p>13,07</text:p>
          </table:table-cell>
        </table:table-row>
        <table:table-row table:style-name="ro1">
          <table:table-cell office:value-type="string" calcext:value-type="string">
            <text:p>BOWL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LINGERING_POTION_OF_SWIFTNESS_2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HOPPER_MINECART</text:p>
          </table:table-cell>
          <table:table-cell office:value-type="float" office:value="7.68" calcext:value-type="float">
            <text:p>7,68</text:p>
          </table:table-cell>
        </table:table-row>
        <table:table-row table:style-name="ro1">
          <table:table-cell office:value-type="string" calcext:value-type="string">
            <text:p>STRUCTURE_VO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PINK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SADDLE</text:p>
          </table:table-cell>
          <table:table-cell office:value-type="float" office:value="25.12" calcext:value-type="float">
            <text:p>25,12</text:p>
          </table:table-cell>
        </table:table-row>
        <table:table-row table:style-name="ro1">
          <table:table-cell office:value-type="string" calcext:value-type="string">
            <text:p>STONECUTTER</text:p>
          </table:table-cell>
          <table:table-cell office:value-type="float" office:value="1.58" calcext:value-type="float">
            <text:p>1,58</text:p>
          </table:table-cell>
        </table:table-row>
        <table:table-row table:style-name="ro1">
          <table:table-cell office:value-type="string" calcext:value-type="string">
            <text:p>LIME_CONCRETE_POWDER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POLISHED_BLACKSTONE_PRESSURE_PLATE</text:p>
          </table:table-cell>
          <table:table-cell office:value-type="float" office:value="2.09" calcext:value-type="float">
            <text:p>2,09</text:p>
          </table:table-cell>
        </table:table-row>
        <table:table-row table:style-name="ro1">
          <table:table-cell office:value-type="string" calcext:value-type="string">
            <text:p>PINK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HORN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POTTED_WARPED_RO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_HORN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_FENCE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BAMBOO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NCH_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UNCH_1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LIME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GUNPOWDER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PINK_CONCRETE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BIRCH_CHEST_BOAT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EXPLOR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VEX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DEAD_TUBE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TADPOLE_BUCKET</text:p>
          </table:table-cell>
          <table:table-cell office:value-type="float" office:value="11.85" calcext:value-type="float">
            <text:p>11,85</text:p>
          </table:table-cell>
        </table:table-row>
        <table:table-row table:style-name="ro1">
          <table:table-cell office:value-type="string" calcext:value-type="string">
            <text:p>RAW_GOLD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string" calcext:value-type="string">
            <text:p>LINGERING_POTION_OF_FIRE_RESISTANCE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WHITE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OTTED_BIRCH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_FIRE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ITE_SCRAP</text:p>
          </table:table-cell>
          <table:table-cell office:value-type="float" office:value="77.82" calcext:value-type="float">
            <text:p>77,82</text:p>
          </table:table-cell>
        </table:table-row>
        <table:table-row table:style-name="ro1">
          <table:table-cell office:value-type="string" calcext:value-type="string">
            <text:p>BROWN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ULDRON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POLISHED_ANDESITE_STAIRS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POTION_OF_SLOW_FALLING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CHERRY_FENCE_GATE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POTTED_OAK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_SHOVEL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ORANGE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MUSIC_DISC_BLOCKS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AVE_A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_BLUE_GLAZED_TERRACOTTA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NETHERITE_LEGGINGS</text:p>
          </table:table-cell>
          <table:table-cell office:value-type="float" office:value="257.15" calcext:value-type="float">
            <text:p>257,15</text:p>
          </table:table-cell>
        </table:table-row>
        <table:table-row table:style-name="ro1">
          <table:table-cell office:value-type="string" calcext:value-type="string">
            <text:p>BLUE_IC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AVE_SPID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BANE_OF_ARTHROPODS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BLUE_SHULKER_BOX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BANE_OF_ARTHROPODS_3</text:p>
          </table:table-cell>
          <table:table-cell office:value-type="float" office:value="158.25" calcext:value-type="float">
            <text:p>158,25</text:p>
          </table:table-cell>
        </table:table-row>
        <table:table-row table:style-name="ro1">
          <table:table-cell office:value-type="string" calcext:value-type="string">
            <text:p>BANE_OF_ARTHROPODS_2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HORN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BANE_OF_ARTHROPODS_5</text:p>
          </table:table-cell>
          <table:table-cell office:value-type="float" office:value="633.75" calcext:value-type="float">
            <text:p>633,75</text:p>
          </table:table-cell>
        </table:table-row>
        <table:table-row table:style-name="ro1">
          <table:table-cell office:value-type="string" calcext:value-type="string">
            <text:p>BANE_OF_ARTHROPODS_4</text:p>
          </table:table-cell>
          <table:table-cell office:value-type="float" office:value="317.25" calcext:value-type="float">
            <text:p>317,25</text:p>
          </table:table-cell>
        </table:table-row>
        <table:table-row table:style-name="ro1">
          <table:table-cell office:value-type="string" calcext:value-type="string">
            <text:p>LINGERING_POTION_OF_WEAKNESS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SHELT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TTED_JUNGLE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LP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LINGERING_POTION_OF_SWIFTNESS_+</text:p>
          </table:table-cell>
          <table:table-cell office:value-type="float" office:value="1.45" calcext:value-type="float">
            <text:p>1,45</text:p>
          </table:table-cell>
        </table:table-row>
        <table:table-row table:style-name="ro1">
          <table:table-cell office:value-type="string" calcext:value-type="string">
            <text:p>COPPER_BLOCK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STRIPPED_WARPED_HYPHAE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MIN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TRIPPED_JUNGLE_LOG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HOWL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ATTACHED_MELON_ST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HARMING_2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POTTED_CRIMSON_RO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SON_PLANKS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GOLD_BLOCK</text:p>
          </table:table-cell>
          <table:table-cell office:value-type="float" office:value="13.59" calcext:value-type="float">
            <text:p>13,59</text:p>
          </table:table-cell>
        </table:table-row>
        <table:table-row table:style-name="ro1">
          <table:table-cell office:value-type="string" calcext:value-type="string">
            <text:p>DARK_OAK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SPRUCE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POTION_OF_NIGHT_VISION_+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COPPER_INGOT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LAPIS_LAZULI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WHITE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HEARTBREAK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UBBLE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LURE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JUNGLE_CHEST_BOAT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LURE_2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YELLOW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GLE_LOG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NOTE_BLOCK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string" calcext:value-type="string">
            <text:p>MANGROVE_SIGN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WARPED_HYPHAE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LURE_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CHERRY_SIGN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LAVA_BUCKET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WAYFINDER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DIAMOND_AXE</text:p>
          </table:table-cell>
          <table:table-cell office:value-type="float" office:value="2108.19" calcext:value-type="float">
            <text:p>2108,19</text:p>
          </table:table-cell>
        </table:table-row>
        <table:table-row table:style-name="ro1">
          <table:table-cell office:value-type="string" calcext:value-type="string">
            <text:p>OXEYE_DAISY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STRIPPED_WARPED_STEM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BEACON</text:p>
          </table:table-cell>
          <table:table-cell office:value-type="float" office:value="590.01" calcext:value-type="float">
            <text:p>590,01</text:p>
          </table:table-cell>
        </table:table-row>
        <table:table-row table:style-name="ro1">
          <table:table-cell office:value-type="string" calcext:value-type="string">
            <text:p>WAXED_OXIDIZED_CUT_COPPER</text:p>
          </table:table-cell>
          <table:table-cell office:value-type="float" office:value="10.03" calcext:value-type="float">
            <text:p>10,03</text:p>
          </table:table-cell>
        </table:table-row>
        <table:table-row table:style-name="ro1">
          <table:table-cell office:value-type="string" calcext:value-type="string">
            <text:p>POTTED_FE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_BRICK_STAIRS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COBWEB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PRIZE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DARK_OAK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_LOG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DEAD_BRAIN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TINTED_GLASS</text:p>
          </table:table-cell>
          <table:table-cell office:value-type="float" office:value="4.03" calcext:value-type="float">
            <text:p>4,03</text:p>
          </table:table-cell>
        </table:table-row>
        <table:table-row table:style-name="ro1">
          <table:table-cell office:value-type="string" calcext:value-type="string">
            <text:p>YELLOW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END_GATEW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_POTION</text:p>
          </table:table-cell>
          <table:table-cell office:value-type="float" office:value="1.38" calcext:value-type="float">
            <text:p>1,38</text:p>
          </table:table-cell>
        </table:table-row>
        <table:table-row table:style-name="ro1">
          <table:table-cell office:value-type="string" calcext:value-type="string">
            <text:p>POTTED_WARPED_FUNG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SELED_QUARTZ_BLOCK</text:p>
          </table:table-cell>
          <table:table-cell office:value-type="float" office:value="12.66" calcext:value-type="float">
            <text:p>12,66</text:p>
          </table:table-cell>
        </table:table-row>
        <table:table-row table:style-name="ro1">
          <table:table-cell office:value-type="string" calcext:value-type="string">
            <text:p>FEATHER</text:p>
          </table:table-cell>
          <table:table-cell office:value-type="float" office:value="3.68" calcext:value-type="float">
            <text:p>3,68</text:p>
          </table:table-cell>
        </table:table-row>
        <table:table-row table:style-name="ro1">
          <table:table-cell office:value-type="string" calcext:value-type="string">
            <text:p>MUD_BRICK_SLAB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DEEPSLATE_EMERALD_O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URPLE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OWER_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POWER_4</text:p>
          </table:table-cell>
          <table:table-cell office:value-type="float" office:value="316.5" calcext:value-type="float">
            <text:p>316,5</text:p>
          </table:table-cell>
        </table:table-row>
        <table:table-row table:style-name="ro1">
          <table:table-cell office:value-type="string" calcext:value-type="string">
            <text:p>POWER_3</text:p>
          </table:table-cell>
          <table:table-cell office:value-type="float" office:value="158.25" calcext:value-type="float">
            <text:p>158,25</text:p>
          </table:table-cell>
        </table:table-row>
        <table:table-row table:style-name="ro1">
          <table:table-cell office:value-type="string" calcext:value-type="string">
            <text:p>POWER_2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WHITE_CONCRETE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DIAMOND_CHESTPLATE</text:p>
          </table:table-cell>
          <table:table-cell office:value-type="float" office:value="1704.2" calcext:value-type="float">
            <text:p>1704,2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ETHERITE_SHOVEL</text:p>
          </table:table-cell>
          <table:table-cell office:value-type="float" office:value="189.38" calcext:value-type="float">
            <text:p>189,38</text:p>
          </table:table-cell>
        </table:table-row>
        <table:table-row table:style-name="ro1">
          <table:table-cell office:value-type="string" calcext:value-type="string">
            <text:p>POWER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YELLOW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WN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GOLD_NUGGET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GOLDEN_AXE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INFESTED_MOSSY_STONE_BRIC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EP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T</text:p>
          </table:table-cell>
          <table:table-cell office:value-type="float" office:value="28.29" calcext:value-type="float">
            <text:p>28,29</text:p>
          </table:table-cell>
        </table:table-row>
        <table:table-row table:style-name="ro1">
          <table:table-cell office:value-type="string" calcext:value-type="string">
            <text:p>TWISTING_VINES_PL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STONE_SLAB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SPRUCE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HOST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RAW_IRON_BLOCK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string" calcext:value-type="string">
            <text:p>GHAST_TEA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GERING_POTION_OF_POISON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string" calcext:value-type="string">
            <text:p>FROG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INVISIBILITY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OAK_CHEST_BOAT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MANGROVE_FENC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LILY_PAD</text:p>
          </table:table-cell>
          <table:table-cell office:value-type="float" office:value="0.85" calcext:value-type="float">
            <text:p>0,85</text:p>
          </table:table-cell>
        </table:table-row>
        <table:table-row table:style-name="ro1">
          <table:table-cell office:value-type="string" calcext:value-type="string">
            <text:p>BAKED_POTATO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SMALL_DRIPLEAF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WALL_TOR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ENTA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_BUSH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COD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EXPOSED_CUT_COPPER_STAIRS</text:p>
          </table:table-cell>
          <table:table-cell office:value-type="float" office:value="6.54" calcext:value-type="float">
            <text:p>6,54</text:p>
          </table:table-cell>
        </table:table-row>
        <table:table-row table:style-name="ro1">
          <table:table-cell office:value-type="string" calcext:value-type="string">
            <text:p>PETRIFIED_OAK_SLA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_BLUE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MANGROVE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IBRATED_SCULK_SENSOR</text:p>
          </table:table-cell>
          <table:table-cell office:value-type="float" office:value="6.98" calcext:value-type="float">
            <text:p>6,98</text:p>
          </table:table-cell>
        </table:table-row>
        <table:table-row table:style-name="ro1">
          <table:table-cell office:value-type="string" calcext:value-type="string">
            <text:p>WAXED_OXIDIZED_CUT_COPPER_STAIRS</text:p>
          </table:table-cell>
          <table:table-cell office:value-type="float" office:value="15.04" calcext:value-type="float">
            <text:p>15,04</text:p>
          </table:table-cell>
        </table:table-row>
        <table:table-row table:style-name="ro1">
          <table:table-cell office:value-type="string" calcext:value-type="string">
            <text:p>VANISHING_CURSE_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DEEPSLATE_IRON_ORE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string" calcext:value-type="string">
            <text:p>HEART_OF_THE_SE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IGHT_GRAY_STAINED_GLASS_PANE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PURPUR_PILLAR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string" calcext:value-type="string">
            <text:p>BLUE_DYE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MUSIC_DISC_CHIRP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NOW_GOLEM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ACACIA_TRAPDOOR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string" calcext:value-type="string">
            <text:p>WHITE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RAW_GOLD_BLOCK</text:p>
          </table:table-cell>
          <table:table-cell office:value-type="float" office:value="13.23" calcext:value-type="float">
            <text:p>13,23</text:p>
          </table:table-cell>
        </table:table-row>
        <table:table-row table:style-name="ro1">
          <table:table-cell office:value-type="string" calcext:value-type="string">
            <text:p>CHISELED_STONE_BRICK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NOUT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JIGSA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RPUR_BLOCK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TRIDENT</text:p>
          </table:table-cell>
          <table:table-cell office:value-type="float" office:value="28.76" calcext:value-type="float">
            <text:p>28,76</text:p>
          </table:table-cell>
        </table:table-row>
        <table:table-row table:style-name="ro1">
          <table:table-cell office:value-type="string" calcext:value-type="string">
            <text:p>FURNACE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EVOK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VILLAG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E_FERN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NIFFER_EGG</text:p>
          </table:table-cell>
          <table:table-cell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BAMBOO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_POTION_OF_FIRE_RESISTANCE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PURPLE_TERRACOTTA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CUT_RED_SANDSTONE_SLAB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COBBLED_DEEPSLATE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BONE_BLOCK</text:p>
          </table:table-cell>
          <table:table-cell office:value-type="float" office:value="3.33" calcext:value-type="float">
            <text:p>3,33</text:p>
          </table:table-cell>
        </table:table-row>
        <table:table-row table:style-name="ro1">
          <table:table-cell office:value-type="string" calcext:value-type="string">
            <text:p>LIGHT_BLUE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REGENERATION_+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EYE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MOSSY_COBBLESTONE_WALL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GRINDSTONE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POWERED_RAIL</text:p>
          </table:table-cell>
          <table:table-cell office:value-type="float" office:value="1.72" calcext:value-type="float">
            <text:p>1,72</text:p>
          </table:table-cell>
        </table:table-row>
        <table:table-row table:style-name="ro1">
          <table:table-cell office:value-type="string" calcext:value-type="string">
            <text:p>JUNGLE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GUARDIA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REGENERATION_2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ACACIA_WOOD</text:p>
          </table:table-cell>
          <table:table-cell office:value-type="float" office:value="2.43" calcext:value-type="float">
            <text:p>2,43</text:p>
          </table:table-cell>
        </table:table-row>
        <table:table-row table:style-name="ro1">
          <table:table-cell office:value-type="string" calcext:value-type="string">
            <text:p>END_STONE_BRICK_SLAB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LIGHT_GRAY_STAINED_GLASS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POTTED_OXEYE_DAIS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PICAL_FISH</text:p>
          </table:table-cell>
          <table:table-cell office:value-type="float" office:value="253.43" calcext:value-type="float">
            <text:p>253,43</text:p>
          </table:table-cell>
        </table:table-row>
        <table:table-row table:style-name="ro1">
          <table:table-cell office:value-type="string" calcext:value-type="string">
            <text:p>LINGERING_POTION_OF_NIGHT_VISION_+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string" calcext:value-type="string">
            <text:p>SPLASH_POTION_OF_LEAPING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OAK_PLANKS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LEATHER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LINGERING_POTION_OF_HEALING_2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IRON_PICKAXE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POTION_OF_SLOW_FALLING_+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RED_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MOOSHROOM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XED_EXPOSED_CUT_COPPER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SNOW_BLOCK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BURN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AMETHYST_SHARD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BRAIN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RAVAG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BREAKING_2</text:p>
          </table:table-cell>
          <table:table-cell office:value-type="float" office:value="152.25" calcext:value-type="float">
            <text:p>152,25</text:p>
          </table:table-cell>
        </table:table-row>
        <table:table-row table:style-name="ro1">
          <table:table-cell office:value-type="string" calcext:value-type="string">
            <text:p>STONE_BRICK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UNBREAKING_1</text:p>
          </table:table-cell>
          <table:table-cell office:value-type="float" office:value="75.75" calcext:value-type="float">
            <text:p>75,75</text:p>
          </table:table-cell>
        </table:table-row>
        <table:table-row table:style-name="ro1">
          <table:table-cell office:value-type="string" calcext:value-type="string">
            <text:p>GOLDEN_LEGGINGS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BROWN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SMOOTH_SANDSTONE_SLAB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string" calcext:value-type="string">
            <text:p>CARROT_ON_A_STICK</text:p>
          </table:table-cell>
          <table:table-cell office:value-type="float" office:value="4.62" calcext:value-type="float">
            <text:p>4,62</text:p>
          </table:table-cell>
        </table:table-row>
        <table:table-row table:style-name="ro1">
          <table:table-cell office:value-type="string" calcext:value-type="string">
            <text:p>SPLASH_POTION_OF_SLOW_FALLING</text:p>
          </table:table-cell>
          <table:table-cell office:value-type="float" office:value="3.08" calcext:value-type="float">
            <text:p>3,08</text:p>
          </table:table-cell>
        </table:table-row>
        <table:table-row table:style-name="ro1">
          <table:table-cell office:value-type="string" calcext:value-type="string">
            <text:p>CHERRY_TRAPDOOR</text:p>
          </table:table-cell>
          <table:table-cell office:value-type="float" office:value="1.42" calcext:value-type="float">
            <text:p>1,42</text:p>
          </table:table-cell>
        </table:table-row>
        <table:table-row table:style-name="ro1">
          <table:table-cell office:value-type="string" calcext:value-type="string">
            <text:p>FEATHER_FALLING_3</text:p>
          </table:table-cell>
          <table:table-cell office:value-type="float" office:value="154.5" calcext:value-type="float">
            <text:p>154,5</text:p>
          </table:table-cell>
        </table:table-row>
        <table:table-row table:style-name="ro1">
          <table:table-cell office:value-type="string" calcext:value-type="string">
            <text:p>FEATHER_FALLING_2</text:p>
          </table:table-cell>
          <table:table-cell office:value-type="float" office:value="77.25" calcext:value-type="float">
            <text:p>77,25</text:p>
          </table:table-cell>
        </table:table-row>
        <table:table-row table:style-name="ro1">
          <table:table-cell office:value-type="string" calcext:value-type="string">
            <text:p>FEATHER_FALLING_1</text:p>
          </table:table-cell>
          <table:table-cell office:value-type="float" office:value="38.25" calcext:value-type="float">
            <text:p>38,25</text:p>
          </table:table-cell>
        </table:table-row>
        <table:table-row table:style-name="ro1">
          <table:table-cell office:value-type="string" calcext:value-type="string">
            <text:p>SPRUCE_PLANKS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ANDESITE_WALL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HERRY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URPLE_CONCRETE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string" calcext:value-type="string">
            <text:p>ZOMBIFIED_PIGLI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NING_ROD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CYAN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UNBREAKING_3</text:p>
          </table:table-cell>
          <table:table-cell office:value-type="float" office:value="304.5" calcext:value-type="float">
            <text:p>304,5</text:p>
          </table:table-cell>
        </table:table-row>
        <table:table-row table:style-name="ro1">
          <table:table-cell office:value-type="string" calcext:value-type="string">
            <text:p>RED_SHULKER_BOX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PEARLESCENT_FROGLIGHT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string" calcext:value-type="string">
            <text:p>REDSTONE_TORCH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string" calcext:value-type="string">
            <text:p>NETHER_WART_BLOCK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FLOWERING_AZALEA_LEAVES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SPLASH_POTION_OF_FIRE_RESISTANCE_+</text:p>
          </table:table-cell>
          <table:table-cell office:value-type="float" office:value="1.68" calcext:value-type="float">
            <text:p>1,68</text:p>
          </table:table-cell>
        </table:table-row>
        <table:table-row table:style-name="ro1">
          <table:table-cell office:value-type="string" calcext:value-type="string">
            <text:p>COBBLESTONE_WALL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WHEAT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LUE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RT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ACACIA_SLAB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CRIMSON_NYLIUM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FEATHER_FALLING_4</text:p>
          </table:table-cell>
          <table:table-cell office:value-type="float" office:value="308.25" calcext:value-type="float">
            <text:p>308,25</text:p>
          </table:table-cell>
        </table:table-row>
        <table:table-row table:style-name="ro1">
          <table:table-cell office:value-type="string" calcext:value-type="string">
            <text:p>ORANGE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_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SPLASH_POTION_OF_HEALING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AZALEA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ENTRY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MOSSY_STONE_BRICK_STAIRS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DONKEY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_TRAPDOOR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NETHERITE_PICKAXE</text:p>
          </table:table-cell>
          <table:table-cell office:value-type="float" office:value="212.1" calcext:value-type="float">
            <text:p>212,1</text:p>
          </table:table-cell>
        </table:table-row>
        <table:table-row table:style-name="ro1">
          <table:table-cell office:value-type="string" calcext:value-type="string">
            <text:p>KELP_PL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K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ESTED_CHISELED_STONE_BRIC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POLISHED_DIORITE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WARPED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OUL_SPEED_1</text:p>
          </table:table-cell>
          <table:table-cell office:value-type="float" office:value="75.75" calcext:value-type="float">
            <text:p>75,75</text:p>
          </table:table-cell>
        </table:table-row>
        <table:table-row table:style-name="ro1">
          <table:table-cell office:value-type="string" calcext:value-type="string">
            <text:p>SOUL_SPEED_2</text:p>
          </table:table-cell>
          <table:table-cell office:value-type="float" office:value="151.5" calcext:value-type="float">
            <text:p>151,5</text:p>
          </table:table-cell>
        </table:table-row>
        <table:table-row table:style-name="ro1">
          <table:table-cell office:value-type="string" calcext:value-type="string">
            <text:p>DISC_FRAGMENT_5</text:p>
          </table:table-cell>
          <table:table-cell office:value-type="float" office:value="55.56" calcext:value-type="float">
            <text:p>55,56</text:p>
          </table:table-cell>
        </table:table-row>
        <table:table-row table:style-name="ro1">
          <table:table-cell office:value-type="string" calcext:value-type="string">
            <text:p>SOUL_SPEED_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LINGERING_POTION_OF_REGENERATION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string" calcext:value-type="string">
            <text:p>HORN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POINTED_DRIPSTONE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URPLE_CANDLE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CRIMSON_FUNGUS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HAINMAIL_CHESTPLATE</text:p>
          </table:table-cell>
          <table:table-cell office:value-type="float" office:value="58.72" calcext:value-type="float">
            <text:p>58,72</text:p>
          </table:table-cell>
        </table:table-row>
        <table:table-row table:style-name="ro1">
          <table:table-cell office:value-type="string" calcext:value-type="string">
            <text:p>DARK_OAK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ME_1</text:p>
          </table:table-cell>
          <table:table-cell office:value-type="float" office:value="313.5" calcext:value-type="float">
            <text:p>313,5</text:p>
          </table:table-cell>
        </table:table-row>
        <table:table-row table:style-name="ro1">
          <table:table-cell office:value-type="string" calcext:value-type="string">
            <text:p>EMERALD_O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LINGERING_POTION_OF_SLOW_FALLING_+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POLISHED_DEEPSLATE_STAIRS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HONEY_BOTTLE</text:p>
          </table:table-cell>
          <table:table-cell office:value-type="float" office:value="5.29" calcext:value-type="float">
            <text:p>5,29</text:p>
          </table:table-cell>
        </table:table-row>
        <table:table-row table:style-name="ro1">
          <table:table-cell office:value-type="string" calcext:value-type="string">
            <text:p>WAXED_CUT_COPPER_SLAB</text:p>
          </table:table-cell>
          <table:table-cell office:value-type="float" office:value="1.39" calcext:value-type="float">
            <text:p>1,39</text:p>
          </table:table-cell>
        </table:table-row>
        <table:table-row table:style-name="ro1">
          <table:table-cell office:value-type="string" calcext:value-type="string">
            <text:p>SUNFLOWER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SPRUCE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POTION_OF_FIRE_RESISTANCE_+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GHAS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2.41" calcext:value-type="float">
            <text:p>2,41</text:p>
          </table:table-cell>
        </table:table-row>
        <table:table-row table:style-name="ro1">
          <table:table-cell office:value-type="string" calcext:value-type="string">
            <text:p>PUFFERFISH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D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6.99" calcext:value-type="float">
            <text:p>16,99</text:p>
          </table:table-cell>
        </table:table-row>
        <table:table-row table:style-name="ro1">
          <table:table-cell office:value-type="string" calcext:value-type="string">
            <text:p>LINGERING_POTION_OF_HEALING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string" calcext:value-type="string">
            <text:p>PANDA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MO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MBOO_PLANKS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SPIRE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POTION_OF_POISON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NETHERITE_SWORD</text:p>
          </table:table-cell>
          <table:table-cell office:value-type="float" office:value="200.54" calcext:value-type="float">
            <text:p>200,54</text:p>
          </table:table-cell>
        </table:table-row>
        <table:table-row table:style-name="ro1">
          <table:table-cell office:value-type="string" calcext:value-type="string">
            <text:p>SUSPICIOUS_SAN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LACK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LIGHT_BLUE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BIRCH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K_STAINED_GLASS_PANE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DIORITE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BRICK_STAIRS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BIRCH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CONDUIT</text:p>
          </table:table-cell>
          <table:table-cell office:value-type="float" office:value="2106.84" calcext:value-type="float">
            <text:p>2106,84</text:p>
          </table:table-cell>
        </table:table-row>
        <table:table-row table:style-name="ro1">
          <table:table-cell office:value-type="string" calcext:value-type="string">
            <text:p>LLAMA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HELMET</text:p>
          </table:table-cell>
          <table:table-cell office:value-type="float" office:value="16.73" calcext:value-type="float">
            <text:p>16,73</text:p>
          </table:table-cell>
        </table:table-row>
        <table:table-row table:style-name="ro1">
          <table:table-cell office:value-type="string" calcext:value-type="string">
            <text:p>RIPTIDE_3</text:p>
          </table:table-cell>
          <table:table-cell office:value-type="float" office:value="637.5" calcext:value-type="float">
            <text:p>637,5</text:p>
          </table:table-cell>
        </table:table-row>
        <table:table-row table:style-name="ro1">
          <table:table-cell office:value-type="string" calcext:value-type="string">
            <text:p>RED_TULIP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RIPTIDE_2</text:p>
          </table:table-cell>
          <table:table-cell office:value-type="float" office:value="318.75" calcext:value-type="float">
            <text:p>318,75</text:p>
          </table:table-cell>
        </table:table-row>
        <table:table-row table:style-name="ro1">
          <table:table-cell office:value-type="string" calcext:value-type="string">
            <text:p>RIPTIDE_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ARK_OAK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NT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string" calcext:value-type="string">
            <text:p>COCO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PED_STEM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OAK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BAMBOO_BUTTON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PURPLE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GHT_BLUE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SPRUCE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END_STONE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BUDDING_AMETHYST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ARMS_UP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IRON_HORSE_ARMOR</text:p>
          </table:table-cell>
          <table:table-cell office:value-type="float" office:value="262.5" calcext:value-type="float">
            <text:p>262,5</text:p>
          </table:table-cell>
        </table:table-row>
        <table:table-row table:style-name="ro1">
          <table:table-cell office:value-type="string" calcext:value-type="string">
            <text:p>CYAN_STAINED_GLASS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FIRE_ASPECT_2</text:p>
          </table:table-cell>
          <table:table-cell office:value-type="float" office:value="320.25" calcext:value-type="float">
            <text:p>320,25</text:p>
          </table:table-cell>
        </table:table-row>
        <table:table-row table:style-name="ro1">
          <table:table-cell office:value-type="string" calcext:value-type="string">
            <text:p>FIRE_ASPECT_1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BIG_DRIPLEAF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TTED_CORNFL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ITHING_TABLE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string" calcext:value-type="string">
            <text:p>CYAN_CONCRETE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IRON_ORE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NETHERRACK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RED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COOKED_RABBIT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TROPICAL_FISH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KED_SALMON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BROWN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LINGERING_POTION_OF_FIRE_RESISTANCE_+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HANGING_ROOT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RISMARINE_SLAB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BROWN_STAINED_GLAS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BIRCH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ESTED_CRACKED_STONE_BRIC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K_TULIP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JUNGLE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VER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TUFF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STONE_PRESSURE_PLATE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POLISHED_BLACKSTONE_BRICK_STAIRS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LIME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POTTED_DEAD_BU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_PINK_TUL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ANGE_CONCRETE_POWDER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PLAYER_HEAD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MANGROVE_STAIRS</text:p>
          </table:table-cell>
          <table:table-cell office:value-type="float" office:value="0.76" calcext:value-type="float">
            <text:p>0,76</text:p>
          </table:table-cell>
        </table:table-row>
        <table:table-row table:style-name="ro1">
          <table:table-cell office:value-type="string" calcext:value-type="string">
            <text:p>OAK_BOAT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DIAMOND_SWORD</text:p>
          </table:table-cell>
          <table:table-cell office:value-type="float" office:value="1689.42" calcext:value-type="float">
            <text:p>1689,42</text:p>
          </table:table-cell>
        </table:table-row>
        <table:table-row table:style-name="ro1">
          <table:table-cell office:value-type="string" calcext:value-type="string">
            <text:p>BROWN_CANDLE</text:p>
          </table:table-cell>
          <table:table-cell office:value-type="float" office:value="3.54" calcext:value-type="float">
            <text:p>3,54</text:p>
          </table:table-cell>
        </table:table-row>
        <table:table-row table:style-name="ro1">
          <table:table-cell office:value-type="string" calcext:value-type="string">
            <text:p>DARK_OAK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GREEN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ACACIA_BOAT</text:p>
          </table:table-cell>
          <table:table-cell office:value-type="float" office:value="2.29" calcext:value-type="float">
            <text:p>2,29</text:p>
          </table:table-cell>
        </table:table-row>
        <table:table-row table:style-name="ro1">
          <table:table-cell office:value-type="string" calcext:value-type="string">
            <text:p>LIGHT_GRAY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Z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CRIMSON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GRAY_DYE</text:p>
          </table:table-cell>
          <table:table-cell office:value-type="float" office:value="1.06" calcext:value-type="float">
            <text:p>1,06</text:p>
          </table:table-cell>
        </table:table-row>
        <table:table-row table:style-name="ro1">
          <table:table-cell office:value-type="string" calcext:value-type="string">
            <text:p>GOLDEN_CARROT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POLISHED_BLACKSTONE_BRICK_WALL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UMPKIN_ST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_BLUE_ORCHI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ATO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CH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LIGHT_WEIGHTED_PRESSURE_PLATE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DARK_OAK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_STAR</text:p>
          </table:table-cell>
          <table:table-cell office:value-type="float" office:value="583.34" calcext:value-type="float">
            <text:p>583,34</text:p>
          </table:table-cell>
        </table:table-row>
        <table:table-row table:style-name="ro1">
          <table:table-cell office:value-type="string" calcext:value-type="string">
            <text:p>SOUL_TORCH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LIGHT_BLUE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X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RAW_COPPER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ACACIA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_CRIMSON_FUNG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_GRAY_SHULKER_BOX</text:p>
          </table:table-cell>
          <table:table-cell office:value-type="float" office:value="5.82" calcext:value-type="float">
            <text:p>5,82</text:p>
          </table:table-cell>
        </table:table-row>
        <table:table-row table:style-name="ro1">
          <table:table-cell office:value-type="string" calcext:value-type="string">
            <text:p>INFINITY_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IRE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EN_HOE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UT_COPPER_SLAB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TRADER_LLAMA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STON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ETHERITE_UPGRADE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RED_NETHER_BRICK_SLAB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GREEN_DYE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DEAD_HORN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MAGENTA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PECTRAL_ARROW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POLAR_BEA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SWORD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ROTTEN_FLESH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string" calcext:value-type="string">
            <text:p>WEEPING_VINES_PL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AXE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CRACKED_NETHER_BRICKS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LIGHT_GRAY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FRIEND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AMBOO_SLAB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CRIMSON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NG_PIST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L_WALL_TOR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CH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LODESTONE</text:p>
          </table:table-cell>
          <table:table-cell office:value-type="float" office:value="101.07" calcext:value-type="float">
            <text:p>101,07</text:p>
          </table:table-cell>
        </table:table-row>
        <table:table-row table:style-name="ro1">
          <table:table-cell office:value-type="string" calcext:value-type="string">
            <text:p>SPRUCE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DUNE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BARREL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string" calcext:value-type="string">
            <text:p>POTION_OF_WEAKNESS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PIGLIN_HEAD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SMALL_AMETHYST_BUD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POTION_OF_NIGHT_VISION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WOLF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GLE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TRAPPED_CHEST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string" calcext:value-type="string">
            <text:p>STONE_BRICK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SANDSTONE_WALL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BBIT_STEW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GRAY_STAINED_GLASS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string" calcext:value-type="string">
            <text:p>WHITE_TULIP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BLUE_ORCHID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string" calcext:value-type="string">
            <text:p>STRIPPED_BIRCH_LOG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FIRE_CHARGE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office:value-type="string" calcext:value-type="string">
            <text:p>MANGROVE_BOAT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ORANGE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GREEN_CANDLE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table-cell office:value-type="string" calcext:value-type="string">
            <text:p>CYAN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_CANDLE</text:p>
          </table:table-cell>
          <table:table-cell office:value-type="float" office:value="3.57" calcext:value-type="float">
            <text:p>3,57</text:p>
          </table:table-cell>
        </table:table-row>
        <table:table-row table:style-name="ro1">
          <table:table-cell office:value-type="string" calcext:value-type="string">
            <text:p>PURPLE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END_STONE_BRICK_STAIRS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MULTISHOT_1</text:p>
          </table:table-cell>
          <table:table-cell office:value-type="float" office:value="637.5" calcext:value-type="float">
            <text:p>637,5</text:p>
          </table:table-cell>
        </table:table-row>
        <table:table-row table:style-name="ro1">
          <table:table-cell office:value-type="string" calcext:value-type="string">
            <text:p>CHEST_MINECART</text:p>
          </table:table-cell>
          <table:table-cell office:value-type="float" office:value="7.69" calcext:value-type="float">
            <text:p>7,69</text:p>
          </table:table-cell>
        </table:table-row>
        <table:table-row table:style-name="ro1">
          <table:table-cell office:value-type="string" calcext:value-type="string">
            <text:p>IMPALING_3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IMPALING_2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IMPALING_1</text:p>
          </table:table-cell>
          <table:table-cell office:value-type="float" office:value="20.25" calcext:value-type="float">
            <text:p>20,25</text:p>
          </table:table-cell>
        </table:table-row>
        <table:table-row table:style-name="ro1">
          <table:table-cell office:value-type="string" calcext:value-type="string">
            <text:p>CHISELED_SANDSTONE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NETHER_BRICK_WALL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WAXED_WEATHERED_CUT_COPPER_STAIRS</text:p>
          </table:table-cell>
          <table:table-cell office:value-type="float" office:value="10.69" calcext:value-type="float">
            <text:p>10,69</text:p>
          </table:table-cell>
        </table:table-row>
        <table:table-row table:style-name="ro1">
          <table:table-cell office:value-type="string" calcext:value-type="string">
            <text:p>RED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SMARINE_STAIRS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string" calcext:value-type="string">
            <text:p>DEEPSLATE_TILE_STAIRS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CRAFTING_TABLE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CORNFLOWER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RED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ESTED_COBBLEST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RITE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POLISHED_ANDESITE_SLAB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SPRUCE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PED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KELETON_HORS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HEALING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DARK_OAK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WAXED_EXPOSED_CUT_COPPER_STAIRS</text:p>
          </table:table-cell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string" calcext:value-type="string">
            <text:p>JUNGLE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OTTED_ORANGE_TUL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CH_BOAT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GOAT_HOR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ACKED_DEEPSLATE_BRICKS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BLACK_CONCRETE_POWDER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STRIPPED_SPRUCE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OAK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BAMBOO_CHEST_RAFT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ODEN_AXE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ORANGE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BROWN_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REINFORCED_DEEPSLAT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_WART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IMPALING_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INK_SAC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IMPALING_4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RECOVERY_COMPASS</text:p>
          </table:table-cell>
          <table:table-cell office:value-type="float" office:value="805.79" calcext:value-type="float">
            <text:p>805,79</text:p>
          </table:table-cell>
        </table:table-row>
        <table:table-row table:style-name="ro1">
          <table:table-cell office:value-type="string" calcext:value-type="string">
            <text:p>BEETROOT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DEEPSLATE_TILES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HAY_BLOCK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COOKIE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RAW_COPPER_BLOCK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string" calcext:value-type="string">
            <text:p>GLOW_INK_SAC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CRIMSON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BLACK_STAINED_GLASS_PANE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OBBLESTONE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CRYING_OBSIDIAN</text:p>
          </table:table-cell>
          <table:table-cell office:value-type="float" office:value="5.73" calcext:value-type="float">
            <text:p>5,73</text:p>
          </table:table-cell>
        </table:table-row>
        <table:table-row table:style-name="ro1">
          <table:table-cell office:value-type="string" calcext:value-type="string">
            <text:p>DETECTOR_RAIL</text:p>
          </table:table-cell>
          <table:table-cell office:value-type="float" office:value="1.52" calcext:value-type="float">
            <text:p>1,52</text:p>
          </table:table-cell>
        </table:table-row>
        <table:table-row table:style-name="ro1">
          <table:table-cell office:value-type="string" calcext:value-type="string">
            <text:p>SOUL_CAMPFIRE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string" calcext:value-type="string">
            <text:p>CUT_SANDSTONE_SLAB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CREEPER_WALL_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ETHYST_CLUSTER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PURPLE_STAINED_GLASS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office:value-type="string" calcext:value-type="string">
            <text:p>BAMBOO_RAFT</text:p>
          </table:table-cell>
          <table:table-cell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LIGHT_GRAY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SUSPICIOUS_STEW</text:p>
          </table:table-cell>
          <table:table-cell office:value-type="float" office:value="1.48" calcext:value-type="float">
            <text:p>1,48</text:p>
          </table:table-cell>
        </table:table-row>
        <table:table-row table:style-name="ro1">
          <table:table-cell office:value-type="string" calcext:value-type="string">
            <text:p>CRIMSON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CARR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KCHOP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DEEPSLATE_COPPER_ORE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OAK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MAGENTA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SPON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CULK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WARPED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ROVE_TRAPDOOR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STRIPPED_SPRUCE_LOG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CHORUS_PL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HOE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PISTON_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_NETHER_BRICK_WALL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string" calcext:value-type="string">
            <text:p>WET_SPONG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RUCTURE_BL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D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_BUTTON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LINGERING_POTION_OF_WATER_BREATHING</text:p>
          </table:table-cell>
          <table:table-cell office:value-type="float" office:value="2.23" calcext:value-type="float">
            <text:p>2,23</text:p>
          </table:table-cell>
        </table:table-row>
        <table:table-row table:style-name="ro1">
          <table:table-cell office:value-type="string" calcext:value-type="string">
            <text:p>ENCHANTING_TABLE</text:p>
          </table:table-cell>
          <table:table-cell office:value-type="float" office:value="17.61" calcext:value-type="float">
            <text:p>17,61</text:p>
          </table:table-cell>
        </table:table-row>
        <table:table-row table:style-name="ro1">
          <table:table-cell office:value-type="string" calcext:value-type="string">
            <text:p>DEEPSLATE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BA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POTTED_RED_TUL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RCH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float" office:value="8.91" calcext:value-type="float">
            <text:p>8,91</text:p>
          </table:table-cell>
        </table:table-row>
        <table:table-row table:style-name="ro1">
          <table:table-cell office:value-type="string" calcext:value-type="string">
            <text:p>SOUL_LANTERN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POLISHED_BLACKSTONE_BRICKS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OTTED_AZURE_BLU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TE_STAINED_GLASS_PANE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DIORITE_WALL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TRID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_SHOVEL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POLISHED_DEEPSLATE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BLUE_CONCRETE_POWDER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LINGERING_POTION_OF_NIGHT_VISION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DIAMOND_PICKAXE</text:p>
          </table:table-cell>
          <table:table-cell office:value-type="float" office:value="2108.19" calcext:value-type="float">
            <text:p>2108,19</text:p>
          </table:table-cell>
        </table:table-row>
        <table:table-row table:style-name="ro1">
          <table:table-cell office:value-type="string" calcext:value-type="string">
            <text:p>SWEEPING_EDGE_2</text:p>
          </table:table-cell>
          <table:table-cell office:value-type="float" office:value="158.25" calcext:value-type="float">
            <text:p>158,25</text:p>
          </table:table-cell>
        </table:table-row>
        <table:table-row table:style-name="ro1">
          <table:table-cell office:value-type="string" calcext:value-type="string">
            <text:p>SWEEPING_EDGE_1</text:p>
          </table:table-cell>
          <table:table-cell office:value-type="float" office:value="78.75" calcext:value-type="float">
            <text:p>78,75</text:p>
          </table:table-cell>
        </table:table-row>
        <table:table-row table:style-name="ro1">
          <table:table-cell office:value-type="string" calcext:value-type="string">
            <text:p>SWEEPING_EDGE_3</text:p>
          </table:table-cell>
          <table:table-cell office:value-type="float" office:value="315.75" calcext:value-type="float">
            <text:p>315,75</text:p>
          </table:table-cell>
        </table:table-row>
        <table:table-row table:style-name="ro1">
          <table:table-cell office:value-type="string" calcext:value-type="string">
            <text:p>BARRI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MBOO_MOSAIC_STAIR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LEATHER_BOOTS</text:p>
          </table:table-cell>
          <table:table-cell office:value-type="float" office:value="13.38" calcext:value-type="float">
            <text:p>13,38</text:p>
          </table:table-cell>
        </table:table-row>
        <table:table-row table:style-name="ro1">
          <table:table-cell office:value-type="string" calcext:value-type="string">
            <text:p>GRAY_CANDLE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COOKED_BEEF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KELETON_WALL_SK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IN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SCU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GENTA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SPLASH_POTION_OF_HARMING_2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BROWN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XOLOTL_BUCKET</text:p>
          </table:table-cell>
          <table:table-cell office:value-type="float" office:value="11.85" calcext:value-type="float">
            <text:p>11,85</text:p>
          </table:table-cell>
        </table:table-row>
        <table:table-row table:style-name="ro1">
          <table:table-cell office:value-type="string" calcext:value-type="string">
            <text:p>GOA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C_DISC_PIGSTEP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BIRCH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LIME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QUARTZ_BLOCK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PIGLIN_BRUT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PROTECTION_1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FIRE_PROTECTION_2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WITCH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NT_MINECART</text:p>
          </table:table-cell>
          <table:table-cell office:value-type="float" office:value="30.54" calcext:value-type="float">
            <text:p>30,54</text:p>
          </table:table-cell>
        </table:table-row>
        <table:table-row table:style-name="ro1">
          <table:table-cell office:value-type="string" calcext:value-type="string">
            <text:p>FIRE_PROTECTION_3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SUGAR_CANE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FIRE_PROTECTION_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ACACIA_FENCE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ARMOR_STAND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POTTED_CHERRY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SLATE_DIAMOND_ORE</text:p>
          </table:table-cell>
          <table:table-cell office:value-type="float" office:value="7.95" calcext:value-type="float">
            <text:p>7,95</text:p>
          </table:table-cell>
        </table:table-row>
        <table:table-row table:style-name="ro1">
          <table:table-cell office:value-type="string" calcext:value-type="string">
            <text:p>SPRUCE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CHERRY_STAIRS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CUT_COPPER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string" calcext:value-type="string">
            <text:p>BLAST_FURNACE</text:p>
          </table:table-cell>
          <table:table-cell office:value-type="float" office:value="9.07" calcext:value-type="float">
            <text:p>9,07</text:p>
          </table:table-cell>
        </table:table-row>
        <table:table-row table:style-name="ro1">
          <table:table-cell office:value-type="string" calcext:value-type="string">
            <text:p>RED_SANDSTONE_SLAB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AZURE_BLUET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DEBUG_STI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SK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TOGRAPHY_TABLE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ORANGE_CANDLE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BEETROOT_SOUP</text:p>
          </table:table-cell>
          <table:table-cell office:value-type="float" office:value="3.41" calcext:value-type="float">
            <text:p>3,41</text:p>
          </table:table-cell>
        </table:table-row>
        <table:table-row table:style-name="ro1">
          <table:table-cell office:value-type="string" calcext:value-type="string">
            <text:p>WITHER_ROSE</text:p>
          </table:table-cell>
          <table:table-cell office:value-type="float" office:value="54.68" calcext:value-type="float">
            <text:p>54,68</text:p>
          </table:table-cell>
        </table:table-row>
        <table:table-row table:style-name="ro1">
          <table:table-cell office:value-type="string" calcext:value-type="string">
            <text:p>DEAD_BRAIN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SPLASH_POTION_OF_WEAKNESS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PISTON</text:p>
          </table:table-cell>
          <table:table-cell office:value-type="float" office:value="3.77" calcext:value-type="float">
            <text:p>3,77</text:p>
          </table:table-cell>
        </table:table-row>
        <table:table-row table:style-name="ro1">
          <table:table-cell office:value-type="string" calcext:value-type="string">
            <text:p>BLACK_CANDLE</text:p>
          </table:table-cell>
          <table:table-cell office:value-type="float" office:value="4.26" calcext:value-type="float">
            <text:p>4,26</text:p>
          </table:table-cell>
        </table:table-row>
        <table:table-row table:style-name="ro1">
          <table:table-cell office:value-type="string" calcext:value-type="string">
            <text:p>CUT_RED_SANDSTONE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LIME_CONCRETE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BEETROO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BALL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URPLE_CONCRETE_POWDER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DEEPSLATE_BRICK_WALL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BIRCH_LOG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ACACIA_PLANKS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LEATHER_CHESTPLATE</text:p>
          </table:table-cell>
          <table:table-cell office:value-type="float" office:value="26.76" calcext:value-type="float">
            <text:p>26,76</text:p>
          </table:table-cell>
        </table:table-row>
        <table:table-row table:style-name="ro1">
          <table:table-cell office:value-type="string" calcext:value-type="string">
            <text:p>BROWN_CONCRETE</text:p>
          </table:table-cell>
          <table:table-cell office:value-type="float" office:value="2.71" calcext:value-type="float">
            <text:p>2,71</text:p>
          </table:table-cell>
        </table:table-row>
        <table:table-row table:style-name="ro1">
          <table:table-cell office:value-type="string" calcext:value-type="string">
            <text:p>CAVE_VIN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SLA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LEATHER_HORSE_ARMOR</text:p>
          </table:table-cell>
          <table:table-cell office:value-type="float" office:value="23.42" calcext:value-type="float">
            <text:p>23,42</text:p>
          </table:table-cell>
        </table:table-row>
        <table:table-row table:style-name="ro1">
          <table:table-cell office:value-type="string" calcext:value-type="string">
            <text:p>CHERRY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UE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WORK_ROCKET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NETHER_BRICK_FENCE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string" calcext:value-type="string">
            <text:p>CYAN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POLISHED_BLACKSTONE_SLAB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AQUA_AFFINITY_1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NETHERITE_BLOCK</text:p>
          </table:table-cell>
          <table:table-cell office:value-type="float" office:value="2855.88" calcext:value-type="float">
            <text:p>2855,88</text:p>
          </table:table-cell>
        </table:table-row>
        <table:table-row table:style-name="ro1">
          <table:table-cell office:value-type="string" calcext:value-type="string">
            <text:p>JUNGLE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ELO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IA_PRESSURE_PLATE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PACKED_MUD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POLISHED_GRANITE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BREWING_STAND</text:p>
          </table:table-cell>
          <table:table-cell office:value-type="float" office:value="3.78" calcext:value-type="float">
            <text:p>3,78</text:p>
          </table:table-cell>
        </table:table-row>
        <table:table-row table:style-name="ro1">
          <table:table-cell office:value-type="string" calcext:value-type="string">
            <text:p>COW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DER_GUARDIA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_GRAY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GREEN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SPRUCE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DRIED_KELP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LIGHT_BLUE_STAINED_GLASS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PRUCE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BE_BANNER_PATTE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SHED_GRANITE_SLA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REDSTONE_ORE</text:p>
          </table:table-cell>
          <table:table-cell office:value-type="float" office:value="6.92" calcext:value-type="float">
            <text:p>6,92</text:p>
          </table:table-cell>
        </table:table-row>
        <table:table-row table:style-name="ro1">
          <table:table-cell office:value-type="string" calcext:value-type="string">
            <text:p>PINK_CANDLE</text:p>
          </table:table-cell>
          <table:table-cell office:value-type="float" office:value="3.63" calcext:value-type="float">
            <text:p>3,63</text:p>
          </table:table-cell>
        </table:table-row>
        <table:table-row table:style-name="ro1">
          <table:table-cell office:value-type="string" calcext:value-type="string">
            <text:p>DEAD_FIRE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MAGENTA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THER_SKELETON_SKULL</text:p>
          </table:table-cell>
          <table:table-cell office:value-type="float" office:value="23.34" calcext:value-type="float">
            <text:p>23,34</text:p>
          </table:table-cell>
        </table:table-row>
        <table:table-row table:style-name="ro1">
          <table:table-cell office:value-type="string" calcext:value-type="string">
            <text:p>LIGHT_BLUE_STAINED_GLASS_PANE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GRASS_BLOCK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ETHERITE_AXE</text:p>
          </table:table-cell>
          <table:table-cell office:value-type="float" office:value="212.1" calcext:value-type="float">
            <text:p>212,1</text:p>
          </table:table-cell>
        </table:table-row>
        <table:table-row table:style-name="ro1">
          <table:table-cell office:value-type="string" calcext:value-type="string">
            <text:p>MAGENTA_STAINED_GLAS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RIMSON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FURNACE_MINECART</text:p>
          </table:table-cell>
          <table:table-cell office:value-type="float" office:value="5.25" calcext:value-type="float">
            <text:p>5,25</text:p>
          </table:table-cell>
        </table:table-row>
        <table:table-row table:style-name="ro1">
          <table:table-cell office:value-type="string" calcext:value-type="string">
            <text:p>PRISMARINE_CRYSTALS</text:p>
          </table:table-cell>
          <table:table-cell office:value-type="float" office:value="12.24" calcext:value-type="float">
            <text:p>12,24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URPLE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RIB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LIGHT_GRAY_CONCRETE_POWDER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STRIPPED_OAK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GREEN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OCHRE_FROGLIGHT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string" calcext:value-type="string">
            <text:p>POLISHED_BLACKSTONE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BLAZE_POWDER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LILAC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RED_SANDSTONE_STAIRS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DEAD_BRAIN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C_DISC_WAI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NETHER_SPROUT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LINGERING_POTION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BLUE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BRICK_WALL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LINGERING_POTION_OF_POISON_+</text:p>
          </table:table-cell>
          <table:table-cell office:value-type="float" office:value="1.97" calcext:value-type="float">
            <text:p>1,97</text:p>
          </table:table-cell>
        </table:table-row>
        <table:table-row table:style-name="ro1">
          <table:table-cell office:value-type="string" calcext:value-type="string">
            <text:p>CHERRY_DOOR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WITHER_SKELETON_WALL_SK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POISON_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BIRCH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LIGHT_GRAY_CONCRETE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MOSSY_COBBLESTONE_STAIRS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string" calcext:value-type="string">
            <text:p>WITH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CHER_CROP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CHISELED_RED_SANDSTONE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NETHERITE_INGOT</text:p>
          </table:table-cell>
          <table:table-cell office:value-type="float" office:value="317.32" calcext:value-type="float">
            <text:p>317,32</text:p>
          </table:table-cell>
        </table:table-row>
        <table:table-row table:style-name="ro1">
          <table:table-cell office:value-type="string" calcext:value-type="string">
            <text:p>ACACIA_DOOR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FLOWERING_AZALEA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string" calcext:value-type="string">
            <text:p>PRISMARINE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string" calcext:value-type="string">
            <text:p>DEAD_TUBE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GOLDEN_HELMET</text:p>
          </table:table-cell>
          <table:table-cell office:value-type="float" office:value="2.36" calcext:value-type="float">
            <text:p>2,36</text:p>
          </table:table-cell>
        </table:table-row>
        <table:table-row table:style-name="ro1">
          <table:table-cell office:value-type="string" calcext:value-type="string">
            <text:p>DIAMOND_BLOCK</text:p>
          </table:table-cell>
          <table:table-cell office:value-type="float" office:value="23.85" calcext:value-type="float">
            <text:p>23,85</text:p>
          </table:table-cell>
        </table:table-row>
        <table:table-row table:style-name="ro1">
          <table:table-cell office:value-type="string" calcext:value-type="string">
            <text:p>SPLASH_POTION_OF_STRENGTH_+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POLISHED_DEEPSLATE_SLA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OAK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ROT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V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ROVE_FENCE_GATE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STONE_BRICK_SLA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PLASH_POTION_OF_STRENGTH_2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GRAY_CONCRETE</text:p>
          </table:table-cell>
          <table:table-cell office:value-type="float" office:value="2.74" calcext:value-type="float">
            <text:p>2,74</text:p>
          </table:table-cell>
        </table:table-row>
        <table:table-row table:style-name="ro1">
          <table:table-cell office:value-type="string" calcext:value-type="string">
            <text:p>BAMBOO_PRESSURE_PLATE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IRON_AXE</text:p>
          </table:table-cell>
          <table:table-cell office:value-type="float" office:value="1.76" calcext:value-type="float">
            <text:p>1,76</text:p>
          </table:table-cell>
        </table:table-row>
        <table:table-row table:style-name="ro1">
          <table:table-cell office:value-type="string" calcext:value-type="string">
            <text:p>LANTERN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SPLASH_POTION_OF_SLOWNESS_2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string" calcext:value-type="string">
            <text:p>SPLASH_POTION_OF_SLOWNESS_+</text:p>
          </table:table-cell>
          <table:table-cell office:value-type="float" office:value="1.96" calcext:value-type="float">
            <text:p>1,96</text:p>
          </table:table-cell>
        </table:table-row>
        <table:table-row table:style-name="ro1">
          <table:table-cell office:value-type="string" calcext:value-type="string">
            <text:p>LINGERING_POTION_OF_THE_TURTLE_MASTER_2</text:p>
          </table:table-cell>
          <table:table-cell office:value-type="float" office:value="4.39" calcext:value-type="float">
            <text:p>4,39</text:p>
          </table:table-cell>
        </table:table-row>
        <table:table-row table:style-name="ro1">
          <table:table-cell office:value-type="string" calcext:value-type="string">
            <text:p>SMOOTH_STONE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string" calcext:value-type="string">
            <text:p>POISONOUS_POTATO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USIC_DISC_FAR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INGERING_POTION_OF_THE_TURTLE_MASTER_+</text:p>
          </table:table-cell>
          <table:table-cell office:value-type="float" office:value="4.76" calcext:value-type="float">
            <text:p>4,76</text:p>
          </table:table-cell>
        </table:table-row>
        <table:table-row table:style-name="ro1">
          <table:table-cell office:value-type="string" calcext:value-type="string">
            <text:p>CYAN_CONCRETE_POWDER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SMOKER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WOODEN_PICKAXE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REPEATING_COMMAND_BL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TL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K_OAK_BOAT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BLAZE_ROD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BLUE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DEEPSLATE_TILE_SLA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OBBLED_DEEPSLATE_SLAB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RIMSON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POTION_OF_LEAPING_+</text:p>
          </table:table-cell>
          <table:table-cell office:value-type="float" office:value="3.97" calcext:value-type="float">
            <text:p>3,97</text:p>
          </table:table-cell>
        </table:table-row>
        <table:table-row table:style-name="ro1">
          <table:table-cell office:value-type="string" calcext:value-type="string">
            <text:p>MOSS_CARPET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POTION_OF_LEAPING_2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string" calcext:value-type="string">
            <text:p>ANVIL</text:p>
          </table:table-cell>
          <table:table-cell office:value-type="float" office:value="36.27" calcext:value-type="float">
            <text:p>36,27</text:p>
          </table:table-cell>
        </table:table-row>
        <table:table-row table:style-name="ro1">
          <table:table-cell office:value-type="string" calcext:value-type="string">
            <text:p>REPEATER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 office:value-type="string" calcext:value-type="string">
            <text:p>EFFICIENCY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DEAD_BRAIN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EFFICIENCY_4</text:p>
          </table:table-cell>
          <table:table-cell office:value-type="float" office:value="316.5" calcext:value-type="float">
            <text:p>316,5</text:p>
          </table:table-cell>
        </table:table-row>
        <table:table-row table:style-name="ro1">
          <table:table-cell office:value-type="string" calcext:value-type="string">
            <text:p>EFFICIENCY_5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DANG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EFFICIENCY_2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EFFICIENCY_3</text:p>
          </table:table-cell>
          <table:table-cell office:value-type="float" office:value="158.25" calcext:value-type="float">
            <text:p>158,25</text:p>
          </table:table-cell>
        </table:table-row>
        <table:table-row table:style-name="ro1">
          <table:table-cell office:value-type="string" calcext:value-type="string">
            <text:p>LINGERING_POTION_OF_STRENGTH_+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SPLASH_POTION_OF_NIGHT_VISION_+</text:p>
          </table:table-cell>
          <table:table-cell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WILD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POTION_OF_SLOWNESS_+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string" calcext:value-type="string">
            <text:p>POTION_OF_SLOWNESS_2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POWDER_SNOW_BUCKET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SPLASH_POTION_OF_THE_TURTLE_MASTER</text:p>
          </table:table-cell>
          <table:table-cell office:value-type="float" office:value="4.25" calcext:value-type="float">
            <text:p>4,25</text:p>
          </table:table-cell>
        </table:table-row>
        <table:table-row table:style-name="ro1">
          <table:table-cell office:value-type="string" calcext:value-type="string">
            <text:p>SPRUCE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string" calcext:value-type="string">
            <text:p>LIME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ERING_POTION_OF_STRENGTH_2</text:p>
          </table:table-cell>
          <table:table-cell office:value-type="float" office:value="1.81" calcext:value-type="float">
            <text:p>1,81</text:p>
          </table:table-cell>
        </table:table-row>
        <table:table-row table:style-name="ro1">
          <table:table-cell office:value-type="string" calcext:value-type="string">
            <text:p>OAK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HONEY_BLOCK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UCK_OF_THE_SEA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LUCK_OF_THE_SEA_2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POTION_OF_SWIFTNESS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LUCK_OF_THE_SEA_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MEDIUM_AMETHYST_BUD</text:p>
          </table:table-cell>
          <table:table-cell office:value-type="float" office:value="0.45" calcext:value-type="float">
            <text:p>0,45</text:p>
          </table:table-cell>
        </table:table-row>
        <table:table-row table:style-name="ro1">
          <table:table-cell office:value-type="string" calcext:value-type="string">
            <text:p>SPLASH_POTION_OF_WATER_BREATHING_+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string" calcext:value-type="string">
            <text:p>COMPOSTER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GOLD_INGOT</text:p>
          </table:table-cell>
          <table:table-cell office:value-type="float" office:value="1.51" calcext:value-type="float">
            <text:p>1,51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STRIPPED_MANGROVE_LOG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string" calcext:value-type="string">
            <text:p>CHERRY_PLANKS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NETHERITE_BOOTS</text:p>
          </table:table-cell>
          <table:table-cell office:value-type="float" office:value="223.06" calcext:value-type="float">
            <text:p>223,06</text:p>
          </table:table-cell>
        </table:table-row>
        <table:table-row table:style-name="ro1">
          <table:table-cell office:value-type="string" calcext:value-type="string">
            <text:p>SOUL_SAN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ION_OF_INVISIBILITY_+</text:p>
          </table:table-cell>
          <table:table-cell office:value-type="float" office:value="1.18" calcext:value-type="float">
            <text:p>1,18</text:p>
          </table:table-cell>
        </table:table-row>
        <table:table-row table:style-name="ro1">
          <table:table-cell office:value-type="string" calcext:value-type="string">
            <text:p>BLUE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GENTA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TION_OF_STRENGTH_2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string" calcext:value-type="string">
            <text:p>IRON_HELMET</text:p>
          </table:table-cell>
          <table:table-cell office:value-type="float" office:value="2.25" calcext:value-type="float">
            <text:p>2,25</text:p>
          </table:table-cell>
        </table:table-row>
        <table:table-row table:style-name="ro1">
          <table:table-cell office:value-type="string" calcext:value-type="string">
            <text:p>PINK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COCOA_BEANS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POTION_OF_STRENGTH_+</text:p>
          </table:table-cell>
          <table:table-cell office:value-type="float" office:value="1.24" calcext:value-type="float">
            <text:p>1,24</text:p>
          </table:table-cell>
        </table:table-row>
        <table:table-row table:style-name="ro1">
          <table:table-cell office:value-type="string" calcext:value-type="string">
            <text:p>CYAN_TERRACOTTA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PACKED_ICE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ACACIA_STAIRS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COMPASS</text:p>
          </table:table-cell>
          <table:table-cell office:value-type="float" office:value="5.79" calcext:value-type="float">
            <text:p>5,79</text:p>
          </table:table-cell>
        </table:table-row>
        <table:table-row table:style-name="ro1">
          <table:table-cell office:value-type="string" calcext:value-type="string">
            <text:p>POTTED_SPRUCE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FESTED_STONE_BRIC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PPER_ORE</text:p>
          </table:table-cell>
          <table:table-cell office:value-type="float" office:value="4.33" calcext:value-type="float">
            <text:p>4,33</text:p>
          </table:table-cell>
        </table:table-row>
        <table:table-row table:style-name="ro1">
          <table:table-cell office:value-type="string" calcext:value-type="string">
            <text:p>BAMBOO_TRAPDOOR</text:p>
          </table:table-cell>
          <table:table-cell office:value-type="float" office:value="0.77" calcext:value-type="float">
            <text:p>0,77</text:p>
          </table:table-cell>
        </table:table-row>
        <table:table-row table:style-name="ro1">
          <table:table-cell office:value-type="string" calcext:value-type="string">
            <text:p>CARROT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MAGMA_CUB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C_DISC_1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USIC_DISC_WARD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PODZOL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MUSIC_DISC_1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RIPPED_CRIMSON_STEM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BLUE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DEAD_FIRE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PLENTY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LACK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MUD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SHEAF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PLASH_POTION_OF_HEALING_2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GLOW_SQUID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_PROTECTION_2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BLAST_PROTECTION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FIRE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GRAY_GLAZED_TERRACOTTA</text:p>
          </table:table-cell>
          <table:table-cell office:value-type="float" office:value="0.22" calcext:value-type="float">
            <text:p>0,22</text:p>
          </table:table-cell>
        </table:table-row>
        <table:table-row table:style-name="ro1">
          <table:table-cell office:value-type="string" calcext:value-type="string">
            <text:p>WARPED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_PROTECTION_4</text:p>
          </table:table-cell>
          <table:table-cell office:value-type="float" office:value="320.25" calcext:value-type="float">
            <text:p>320,25</text:p>
          </table:table-cell>
        </table:table-row>
        <table:table-row table:style-name="ro1">
          <table:table-cell office:value-type="string" calcext:value-type="string">
            <text:p>BLAST_PROTECTION_3</text:p>
          </table:table-cell>
          <table:table-cell office:value-type="float" office:value="159.75" calcext:value-type="float">
            <text:p>159,75</text:p>
          </table:table-cell>
        </table:table-row>
        <table:table-row table:style-name="ro1">
          <table:table-cell office:value-type="string" calcext:value-type="string">
            <text:p>NAME_TAG</text:p>
          </table:table-cell>
          <table:table-cell office:value-type="float" office:value="25.12" calcext:value-type="float">
            <text:p>25,12</text:p>
          </table:table-cell>
        </table:table-row>
        <table:table-row table:style-name="ro1">
          <table:table-cell office:value-type="string" calcext:value-type="string">
            <text:p>CHERRY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JUNGLE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SPAW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KWARD_POTION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GRAY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_TERRACOTTA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DIAMOND_BOOTS</text:p>
          </table:table-cell>
          <table:table-cell office:value-type="float" office:value="1693.6" calcext:value-type="float">
            <text:p>1693,6</text:p>
          </table:table-cell>
        </table:table-row>
        <table:table-row table:style-name="ro1">
          <table:table-cell office:value-type="string" calcext:value-type="string">
            <text:p>SHROOMLIGHT</text:p>
          </table:table-cell>
          <table:table-cell office:value-type="float" office:value="1.62" calcext:value-type="float">
            <text:p>1,62</text:p>
          </table:table-cell>
        </table:table-row>
        <table:table-row table:style-name="ro1">
          <table:table-cell office:value-type="string" calcext:value-type="string">
            <text:p>CHAIN_COMMAND_BLO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XED_WEATHERED_CUT_COPPER_SLAB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string" calcext:value-type="string">
            <text:p>ECHO_SHAR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INGERING_POTION_OF_HARMING_2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string" calcext:value-type="string">
            <text:p>GLOW_ITEM_FRAME</text:p>
          </table:table-cell>
          <table:table-cell office:value-type="float" office:value="5.89" calcext:value-type="float">
            <text:p>5,89</text:p>
          </table:table-cell>
        </table:table-row>
        <table:table-row table:style-name="ro1">
          <table:table-cell office:value-type="string" calcext:value-type="string">
            <text:p>STRIPPED_DARK_OAK_LOG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GRAY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ACIA_CHEST_BOAT</text:p>
          </table:table-cell>
          <table:table-cell office:value-type="float" office:value="5.47" calcext:value-type="float">
            <text:p>5,47</text:p>
          </table:table-cell>
        </table:table-row>
        <table:table-row table:style-name="ro1">
          <table:table-cell office:value-type="string" calcext:value-type="string">
            <text:p>DARK_OAK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YAN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AK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RED_CONCRETE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CRACKED_POLISHED_BLACKSTONE_BRICKS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ANGLER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LINGERING_POTION_OF_INVISIBILITY_+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string" calcext:value-type="string">
            <text:p>WHEAT_SEEDS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float" office:value="757.38" calcext:value-type="float">
            <text:p>757,38</text:p>
          </table:table-cell>
        </table:table-row>
        <table:table-row table:style-name="ro1">
          <table:table-cell office:value-type="string" calcext:value-type="string">
            <text:p>SHARPNESS_4</text:p>
          </table:table-cell>
          <table:table-cell office:value-type="float" office:value="320.25" calcext:value-type="float">
            <text:p>320,25</text:p>
          </table:table-cell>
        </table:table-row>
        <table:table-row table:style-name="ro1">
          <table:table-cell office:value-type="string" calcext:value-type="string">
            <text:p>SHARPNESS_5</text:p>
          </table:table-cell>
          <table:table-cell office:value-type="float" office:value="641.25" calcext:value-type="float">
            <text:p>641,25</text:p>
          </table:table-cell>
        </table:table-row>
        <table:table-row table:style-name="ro1">
          <table:table-cell office:value-type="string" calcext:value-type="string">
            <text:p>SHARPNESS_2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SHARPNESS_3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SHARPNESS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OAK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PURPLE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</text:p>
          </table:table-cell>
          <table:table-cell office:value-type="float" office:value="7.19" calcext:value-type="float">
            <text:p>7,19</text:p>
          </table:table-cell>
        </table:table-row>
        <table:table-row table:style-name="ro1">
          <table:table-cell office:value-type="string" calcext:value-type="string">
            <text:p>GRAY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JUNGLE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BEETROOT_SEED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MAGENTA_CONCRETE</text:p>
          </table:table-cell>
          <table:table-cell office:value-type="float" office:value="2.66" calcext:value-type="float">
            <text:p>2,66</text:p>
          </table:table-cell>
        </table:table-row>
        <table:table-row table:style-name="ro1">
          <table:table-cell office:value-type="string" calcext:value-type="string">
            <text:p>LIGHT_BLUE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BUBBLE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GLE_TRAPDOOR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string" calcext:value-type="string">
            <text:p>SILVERFISH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T_PA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_HORS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_APPLE</text:p>
          </table:table-cell>
          <table:table-cell office:value-type="float" office:value="14.58" calcext:value-type="float">
            <text:p>14,58</text:p>
          </table:table-cell>
        </table:table-row>
        <table:table-row table:style-name="ro1">
          <table:table-cell office:value-type="string" calcext:value-type="string">
            <text:p>ENCHANTED_GOLDEN_APPLE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IRON_BOOTS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SPLASH_POTION_OF_SWIFTNESS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SHULK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STED_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WDER_SNOW_CAULD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TED_ACACIA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WN_DY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POPPED_CHORUS_FRUIT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IRON_HO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OAK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SY_COBBLESTONE_SLAB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DARK_PRISMARINE_STAIRS</text:p>
          </table:table-cell>
          <table:table-cell office:value-type="float" office:value="12.39" calcext:value-type="float">
            <text:p>12,39</text:p>
          </table:table-cell>
        </table:table-row>
        <table:table-row table:style-name="ro1">
          <table:table-cell office:value-type="string" calcext:value-type="string">
            <text:p>TWISTING_VINE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MUSHROOM_STEW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IRON_CHESTPLATE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PRISMARINE_SHARD</text:p>
          </table:table-cell>
          <table:table-cell office:value-type="float" office:value="8.88" calcext:value-type="float">
            <text:p>8,88</text:p>
          </table:table-cell>
        </table:table-row>
        <table:table-row table:style-name="ro1">
          <table:table-cell office:value-type="string" calcext:value-type="string">
            <text:p>RED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NGLE_BUTTON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BEEF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WAXED_WEATHERED_COPPER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string" calcext:value-type="string">
            <text:p>MUSHROOM_STEM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BLUE_TERRACOTTA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BROWN_MUSHROOM_BLOCK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MAGENTA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HISELED_BOOKSHELF</text:p>
          </table:table-cell>
          <table:table-cell office:value-type="float" office:value="1.74" calcext:value-type="float">
            <text:p>1,74</text:p>
          </table:table-cell>
        </table:table-row>
        <table:table-row table:style-name="ro1">
          <table:table-cell office:value-type="string" calcext:value-type="string">
            <text:p>POTTED_CACT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_BUBBLE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WAXED_OXIDIZED_COPPER</text:p>
          </table:table-cell>
          <table:table-cell office:value-type="float" office:value="10.03" calcext:value-type="float">
            <text:p>10,03</text:p>
          </table:table-cell>
        </table:table-row>
        <table:table-row table:style-name="ro1">
          <table:table-cell office:value-type="string" calcext:value-type="string">
            <text:p>GREEN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GOLDEN_HOE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WITHER_SKELETO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ERALD_BLOCK</text:p>
          </table:table-cell>
          <table:table-cell office:value-type="float" office:value="34.56" calcext:value-type="float">
            <text:p>34,56</text:p>
          </table:table-cell>
        </table:table-row>
        <table:table-row table:style-name="ro1">
          <table:table-cell office:value-type="string" calcext:value-type="string">
            <text:p>LIME_STAINED_GLASS_PANE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POTTED_TORCHFLO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_DYE</text:p>
          </table:table-cell>
          <table:table-cell office:value-type="float" office:value="1.75" calcext:value-type="float">
            <text:p>1,75</text:p>
          </table:table-cell>
        </table:table-row>
        <table:table-row table:style-name="ro1">
          <table:table-cell office:value-type="string" calcext:value-type="string">
            <text:p>GOLDEN_BOOTS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PINK_STAINED_GLAS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OXIDIZED_COPPER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string" calcext:value-type="string">
            <text:p>SPRUCE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HEART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CYAN_DYE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CRIMSON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RESPAWN_ANCHOR</text:p>
          </table:table-cell>
          <table:table-cell office:value-type="float" office:value="37.51" calcext:value-type="float">
            <text:p>37,51</text:p>
          </table:table-cell>
        </table:table-row>
        <table:table-row table:style-name="ro1">
          <table:table-cell office:value-type="string" calcext:value-type="string">
            <text:p>ANDESITE_SLAB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FORTUNE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SPLASH_POTION_OF_STRENGTH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office:value-type="string" calcext:value-type="string">
            <text:p>POTION_OF_HEALING_2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USPICIOUS_GRAVEL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FORTUNE_3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ORTUNE_2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ACACIA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COBBLESTONE_SLAB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HEAVY_WEIGHTED_PRESSURE_PLATE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PINK_CONCRETE_POWDER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MELON_SLICE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LIGHT_BLUE_CONCRETE_POWDER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LIGHT_BLUE_DYE</text:p>
          </table:table-cell>
          <table:table-cell office:value-type="float" office:value="0.49" calcext:value-type="float">
            <text:p>0,49</text:p>
          </table:table-cell>
        </table:table-row>
        <table:table-row table:style-name="ro1">
          <table:table-cell office:value-type="string" calcext:value-type="string">
            <text:p>ACACIA_WALL_HANGING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IM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WEAKNESS_+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TORCHFLOWER_CR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UCE_SLAB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LINGERING_POTION_OF_WATER_BREATHING_+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PEONY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STIC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OAK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WATER_BUCKET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ACACIA_SIGN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MOSS_BLOCK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HONEYCOMB_BLOC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INDING_CURSE_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RUSH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string" calcext:value-type="string">
            <text:p>POTTED_WITHER_RO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THE_TURTLE_MASTER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string" calcext:value-type="string">
            <text:p>STRIPPED_JUNGLE_WOOD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MAGENTA_CANDLE</text:p>
          </table:table-cell>
          <table:table-cell office:value-type="float" office:value="3.56" calcext:value-type="float">
            <text:p>3,56</text:p>
          </table:table-cell>
        </table:table-row>
        <table:table-row table:style-name="ro1">
          <table:table-cell office:value-type="string" calcext:value-type="string">
            <text:p>LIGHT_GRAY_CANDLE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string" calcext:value-type="string">
            <text:p>CHICKE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FIRE_RESISTANCE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LIME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POTTED_DARK_OAK_SAP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ON_BAR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MENDING_1</text:p>
          </table:table-cell>
          <table:table-cell office:value-type="float" office:value="637.5" calcext:value-type="float">
            <text:p>637,5</text:p>
          </table:table-cell>
        </table:table-row>
        <table:table-row table:style-name="ro1">
          <table:table-cell office:value-type="string" calcext:value-type="string">
            <text:p>CAVE_VINES_PLA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_BUSH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MUD_BRICKS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STRIPPED_CHERRY_WOOD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string" calcext:value-type="string">
            <text:p>BLACKSTONE_STAIRS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WHITE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STONE_WALL_TOR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CK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IA_LOG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ORANGE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UD_BRICK_STAIRS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MAGENTA_CONCRETE_POWDER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PROTECTION_4</text:p>
          </table:table-cell>
          <table:table-cell office:value-type="float" office:value="320.25" calcext:value-type="float">
            <text:p>320,25</text:p>
          </table:table-cell>
        </table:table-row>
        <table:table-row table:style-name="ro1">
          <table:table-cell office:value-type="string" calcext:value-type="string">
            <text:p>PROTECTION_2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PROTECTION_3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BELL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TECTION_1</text:p>
          </table:table-cell>
          <table:table-cell office:value-type="float" office:value="39.75" calcext:value-type="float">
            <text:p>39,75</text:p>
          </table:table-cell>
        </table:table-row>
        <table:table-row table:style-name="ro1">
          <table:table-cell office:value-type="string" calcext:value-type="string">
            <text:p>TORCHFLOWER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STRIPPED_ACACIA_LOG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ROWN_BANNER</text:p>
          </table:table-cell>
          <table:table-cell office:value-type="float" office:value="8.11999988425926" calcext:value-type="float">
            <text:p>8,11999988425926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ITE_STAIRS</text:p>
          </table:table-cell>
          <table:table-cell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BEE_NEST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1">
          <table:table-cell office:value-type="string" calcext:value-type="string">
            <text:p>LINGERING_POTION_OF_HARMING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.84" calcext:value-type="float">
            <text:p>1,84</text:p>
          </table:table-cell>
        </table:table-row>
        <table:table-row table:style-name="ro1">
          <table:table-cell office:value-type="string" calcext:value-type="string">
            <text:p>PINK_PETALS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DOLPHI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ULK_SENSOR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BONE_MEAL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string" calcext:value-type="string">
            <text:p>LIME_DYE</text:p>
          </table:table-cell>
          <table:table-cell office:value-type="float" office:value="0.28" calcext:value-type="float">
            <text:p>0,28</text:p>
          </table:table-cell>
        </table:table-row>
        <table:table-row table:style-name="ro1">
          <table:table-cell office:value-type="string" calcext:value-type="string">
            <text:p>OAK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SPLASH_POTION_OF_WATER_BREATHING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ENDER_DRAGO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TION_OF_SWIFTNESS_+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string" calcext:value-type="string">
            <text:p>POTION_OF_SWIFTNESS_2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PURPUR_STAIR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EXPOSED_CUT_COPPER_SLAB</text:p>
          </table:table-cell>
          <table:table-cell office:value-type="float" office:value="2.18" calcext:value-type="float">
            <text:p>2,18</text:p>
          </table:table-cell>
        </table:table-row>
        <table:table-row table:style-name="ro1">
          <table:table-cell office:value-type="string" calcext:value-type="string">
            <text:p>LADDER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string" calcext:value-type="string">
            <text:p>RED_MUSHROOM_BLOCK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OTION_OF_SLOWNESS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string" calcext:value-type="string">
            <text:p>BASALT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BAMBOO_SIGN</text:p>
          </table:table-cell>
          <table:table-cell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TALL_GRAS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MUD_BRICK_WALL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SCULK_CATALYST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PINK_DYE</text:p>
          </table:table-cell>
          <table:table-cell office:value-type="float" office:value="0.34" calcext:value-type="float">
            <text:p>0,34</text:p>
          </table:table-cell>
        </table:table-row>
        <table:table-row table:style-name="ro1">
          <table:table-cell office:value-type="string" calcext:value-type="string">
            <text:p>LINGERING_POTION_OF_SLOW_FALLING</text:p>
          </table:table-cell>
          <table:table-cell office:value-type="float" office:value="3.18" calcext:value-type="float">
            <text:p>3,18</text:p>
          </table:table-cell>
        </table:table-row>
        <table:table-row table:style-name="ro1">
          <table:table-cell office:value-type="string" calcext:value-type="string">
            <text:p>WARPED_ROOTS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FIRE_CORAL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0.55" calcext:value-type="float">
            <text:p>0,55</text:p>
          </table:table-cell>
        </table:table-row>
        <table:table-row table:style-name="ro1">
          <table:table-cell office:value-type="string" calcext:value-type="string">
            <text:p>CHISELED_NETHER_BRICKS</text:p>
          </table:table-cell>
          <table:table-cell office:value-type="float" office:value="0.36" calcext:value-type="float">
            <text:p>0,36</text:p>
          </table:table-cell>
        </table:table-row>
        <table:table-row table:style-name="ro1">
          <table:table-cell office:value-type="string" calcext:value-type="string">
            <text:p>COAL_BLOCK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string" calcext:value-type="string">
            <text:p>WHITE_STAINED_GLASS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WEATHERED_CUT_COPPER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string" calcext:value-type="string">
            <text:p>NETHERITE_HELMET</text:p>
          </table:table-cell>
          <table:table-cell office:value-type="float" office:value="234.42" calcext:value-type="float">
            <text:p>234,42</text:p>
          </table:table-cell>
        </table:table-row>
        <table:table-row table:style-name="ro1">
          <table:table-cell office:value-type="string" calcext:value-type="string">
            <text:p>CAMEL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_WOOD</text:p>
          </table:table-cell>
          <table:table-cell office:value-type="float" office:value="2.52" calcext:value-type="float">
            <text:p>2,52</text:p>
          </table:table-cell>
        </table:table-row>
        <table:table-row table:style-name="ro1">
          <table:table-cell office:value-type="string" calcext:value-type="string">
            <text:p>CHERRY_CHEST_BOAT</text:p>
          </table:table-cell>
          <table:table-cell office:value-type="float" office:value="5.54" calcext:value-type="float">
            <text:p>5,54</text:p>
          </table:table-cell>
        </table:table-row>
        <table:table-row table:style-name="ro1">
          <table:table-cell office:value-type="string" calcext:value-type="string">
            <text:p>VINDICATO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SON_STEM</text:p>
          </table:table-cell>
          <table:table-cell office:value-type="float" office:value="1.64" calcext:value-type="float">
            <text:p>1,64</text:p>
          </table:table-cell>
        </table:table-row>
        <table:table-row table:style-name="ro1">
          <table:table-cell office:value-type="string" calcext:value-type="string">
            <text:p>SPLASH_POTION_OF_SWIFTNESS_2</text:p>
          </table:table-cell>
          <table:table-cell office:value-type="float" office:value="0.98" calcext:value-type="float">
            <text:p>0,98</text:p>
          </table:table-cell>
        </table:table-row>
        <table:table-row table:style-name="ro1">
          <table:table-cell office:value-type="string" calcext:value-type="string">
            <text:p>JACK_O_LANTERN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BIRCH_PRESSURE_PLATE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DEEPSLATE_LAPIS_ORE</text:p>
          </table:table-cell>
          <table:table-cell office:value-type="float" office:value="10.19" calcext:value-type="float">
            <text:p>10,19</text:p>
          </table:table-cell>
        </table:table-row>
        <table:table-row table:style-name="ro1">
          <table:table-cell office:value-type="string" calcext:value-type="string">
            <text:p>SPLASH_POTION_OF_SWIFTNESS_+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table-cell office:value-type="string" calcext:value-type="string">
            <text:p>QUARTZ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ELYTRA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string" calcext:value-type="string">
            <text:p>MAGMA_CREAM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string" calcext:value-type="string">
            <text:p>WEEPING_VINE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MUL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Y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POLISHED_DIORITE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GLISTERING_MELON_SLICE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CUT_SANDSTONE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WHITE_TERRACOTTA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COD_BUCKET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string" calcext:value-type="string">
            <text:p>SKULL_BANNER_PATTERN</text:p>
          </table:table-cell>
          <table:table-cell office:value-type="float" office:value="20.09" calcext:value-type="float">
            <text:p>20,09</text:p>
          </table:table-cell>
        </table:table-row>
        <table:table-row table:style-name="ro1">
          <table:table-cell office:value-type="string" calcext:value-type="string">
            <text:p>DARK_OAK_PLANKS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SPRUCE_BOAT</text:p>
          </table:table-cell>
          <table:table-cell office:value-type="float" office:value="1.99" calcext:value-type="float">
            <text:p>1,99</text:p>
          </table:table-cell>
        </table:table-row>
        <table:table-row table:style-name="ro1">
          <table:table-cell office:value-type="string" calcext:value-type="string">
            <text:p>MANGROVE_WOOD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string" calcext:value-type="string">
            <text:p>PIGLIN_WALL_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_WALL_S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GRASS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TION_OF_STRENGTH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string" calcext:value-type="string">
            <text:p>WEATHERED_COPPER</text:p>
          </table:table-cell>
          <table:table-cell office:value-type="float" office:value="5.81" calcext:value-type="float">
            <text:p>5,81</text:p>
          </table:table-cell>
        </table:table-row>
        <table:table-row table:style-name="ro1">
          <table:table-cell office:value-type="string" calcext:value-type="string">
            <text:p>DEAD_TUBE_CORAL_WALL_F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_PORTAL_FRA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NE_SHOVEL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string" calcext:value-type="string">
            <text:p>DEEPSLATE_COAL_ORE</text:p>
          </table:table-cell>
          <table:table-cell office:value-type="float" office:value="2.87" calcext:value-type="float">
            <text:p>2,87</text:p>
          </table:table-cell>
        </table:table-row>
        <table:table-row table:style-name="ro1">
          <table:table-cell office:value-type="string" calcext:value-type="string">
            <text:p>FLOWER_POT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STRAY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_GRAY_DYE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LINGERING_POTION_OF_INVISIBILITY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string" calcext:value-type="string">
            <text:p>IRON_SWORD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SALMON_BUCKET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string" calcext:value-type="string">
            <text:p>SPLASH_POTION_OF_INVISIBILITY_+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WARPED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SWEET_BERRY_BUS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MSON_FENCE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POLISHED_DIORITE_SLA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ALLAY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LLAG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VA_CAULDR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SSY_STONE_BRICK_SLAB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SANDSTONE_STAIRS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POTTED_DANDEL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GROVE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ATTACHED_PUMPKIN_STE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RNS_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MAGENTA_TERRACOTTA</text:p>
          </table:table-cell>
          <table:table-cell office:value-type="float" office:value="1.08" calcext:value-type="float">
            <text:p>1,08</text:p>
          </table:table-cell>
        </table:table-row>
        <table:table-row table:style-name="ro1">
          <table:table-cell office:value-type="string" calcext:value-type="string">
            <text:p>SMOOTH_SANDSTONE_STAIRS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DRAGON_HEAD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HORNS_1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THORNS_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_GRAY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BLACK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ERRY_HANGING_SIGN</text:p>
          </table:table-cell>
          <table:table-cell office:value-type="float" office:value="2.08" calcext:value-type="float">
            <text:p>2,08</text:p>
          </table:table-cell>
        </table:table-row>
        <table:table-row table:style-name="ro1">
          <table:table-cell office:value-type="string" calcext:value-type="string">
            <text:p>LARGE_AMETHYST_BUD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STONE_PICKAXE</text:p>
          </table:table-cell>
          <table:table-cell office:value-type="float" office:value="1.53" calcext:value-type="float">
            <text:p>1,53</text:p>
          </table:table-cell>
        </table:table-row>
        <table:table-row table:style-name="ro1">
          <table:table-cell office:value-type="string" calcext:value-type="string">
            <text:p>MAGENTA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CHANNELING_1</text:p>
          </table:table-cell>
          <table:table-cell office:value-type="float" office:value="319.5" calcext:value-type="float">
            <text:p>319,5</text:p>
          </table:table-cell>
        </table:table-row>
        <table:table-row table:style-name="ro1">
          <table:table-cell office:value-type="string" calcext:value-type="string">
            <text:p>STICKY_PISTON</text:p>
          </table:table-cell>
          <table:table-cell office:value-type="float" office:value="8.02" calcext:value-type="float">
            <text:p>8,02</text:p>
          </table:table-cell>
        </table:table-row>
        <table:table-row table:style-name="ro1">
          <table:table-cell office:value-type="string" calcext:value-type="string">
            <text:p>CRIMSON_ROOTS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SMOOTH_QUARTZ</text:p>
          </table:table-cell>
          <table:table-cell office:value-type="float" office:value="2.14" calcext:value-type="float">
            <text:p>2,14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string" calcext:value-type="string">
            <text:p>COBBLED_DEEPSLATE_STAIRS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string" calcext:value-type="string">
            <text:p>DEAD_FIRE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LIME_CANDLE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string" calcext:value-type="string">
            <text:p>HONEYCOM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CK_CONCRETE</text:p>
          </table:table-cell>
          <table:table-cell office:value-type="float" office:value="1.21" calcext:value-type="float">
            <text:p>1,21</text:p>
          </table:table-cell>
        </table:table-row>
        <table:table-row table:style-name="ro1">
          <table:table-cell office:value-type="string" calcext:value-type="string">
            <text:p>DROPPER</text:p>
          </table:table-cell>
          <table:table-cell office:value-type="float" office:value="2.51" calcext:value-type="float">
            <text:p>2,51</text:p>
          </table:table-cell>
        </table:table-row>
        <table:table-row table:style-name="ro1">
          <table:table-cell office:value-type="string" calcext:value-type="string">
            <text:p>POTTED_POPP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PED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OAK_STAIRS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BLACK_STAINED_GLASS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BAMBOO_HANGING_SIGN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WAXED_EXPOSED_COPPER</text:p>
          </table:table-cell>
          <table:table-cell office:value-type="float" office:value="5.68" calcext:value-type="float">
            <text:p>5,68</text:p>
          </table:table-cell>
        </table:table-row>
        <table:table-row table:style-name="ro1">
          <table:table-cell office:value-type="string" calcext:value-type="string">
            <text:p>DARK_OAK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CREEPER_BANNER_PATTERN</text:p>
          </table:table-cell>
          <table:table-cell office:value-type="float" office:value="3375.11" calcext:value-type="float">
            <text:p>3375,11</text:p>
          </table:table-cell>
        </table:table-row>
        <table:table-row table:style-name="ro1">
          <table:table-cell office:value-type="string" calcext:value-type="string">
            <text:p>ACACIA_BUTTON</text:p>
          </table:table-cell>
          <table:table-cell office:value-type="float" office:value="0.46" calcext:value-type="float">
            <text:p>0,46</text:p>
          </table:table-cell>
        </table:table-row>
        <table:table-row table:style-name="ro1">
          <table:table-cell office:value-type="string" calcext:value-type="string">
            <text:p>MUSIC_DISC_MAL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USIC_DISC_STAL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LIGHT_GRAY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_POTION_OF_POISON</text:p>
          </table:table-cell>
          <table:table-cell office:value-type="float" office:value="1.46" calcext:value-type="float">
            <text:p>1,46</text:p>
          </table:table-cell>
        </table:table-row>
        <table:table-row table:style-name="ro1">
          <table:table-cell office:value-type="string" calcext:value-type="string">
            <text:p>OAK_FENCE_GATE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string" calcext:value-type="string">
            <text:p>MUNDANE_POTION</text:p>
          </table:table-cell>
          <table:table-cell office:value-type="float" office:value="3.53" calcext:value-type="float">
            <text:p>3,53</text:p>
          </table:table-cell>
        </table:table-row>
        <table:table-row table:style-name="ro1">
          <table:table-cell office:value-type="string" calcext:value-type="string">
            <text:p>POLISHED_BLACKSTONE_STAIRS</text:p>
          </table:table-cell>
          <table:table-cell office:value-type="float" office:value="1.57" calcext:value-type="float">
            <text:p>1,57</text:p>
          </table:table-cell>
        </table:table-row>
        <table:table-row table:style-name="ro1">
          <table:table-cell office:value-type="string" calcext:value-type="string">
            <text:p>POTTED_WHITE_TUL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MBOO_BLOCK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string" calcext:value-type="string">
            <text:p>CAMPFIRE</text:p>
          </table:table-cell>
          <table:table-cell office:value-type="float" office:value="6.59" calcext:value-type="float">
            <text:p>6,59</text:p>
          </table:table-cell>
        </table:table-row>
        <table:table-row table:style-name="ro1">
          <table:table-cell office:value-type="string" calcext:value-type="string">
            <text:p>SANDSTONE_SLAB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MANGROVE_PRESSURE_PLATE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POTTED_MANGROVE_PROPAGU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YAN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NGLE_HANGING_SIGN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ZOMBIE_WALL_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SMARINE_BRICK_SLAB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DRIPSTONE_BLOCK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CREEPER_HEAD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NETHER_QUARTZ_ORE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string" calcext:value-type="string">
            <text:p>DEAD_BUBBLE_CORAL_FAN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COAST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RAISER_ARMOR_TRIM_SMITHING_TEMPLATE</text:p>
          </table:table-cell>
          <table:table-cell office:value-type="float" office:value="18.55" calcext:value-type="float">
            <text:p>18,55</text:p>
          </table:table-cell>
        </table:table-row>
        <table:table-row table:style-name="ro1">
          <table:table-cell office:value-type="string" calcext:value-type="string">
            <text:p>PRISMARINE_WALL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string" calcext:value-type="string">
            <text:p>BLACKSTONE_WALL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END_PORT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YER_WALL_HEA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YGLASS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string" calcext:value-type="string">
            <text:p>DAMAGED_ANVIL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string" calcext:value-type="string">
            <text:p>PINK_WALL_BANN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N_SWORD</text:p>
          </table:table-cell>
          <table:table-cell office:value-type="float" office:value="1.15" calcext:value-type="float">
            <text:p>1,15</text:p>
          </table:table-cell>
        </table:table-row>
        <table:table-row table:style-name="ro1">
          <table:table-cell office:value-type="string" calcext:value-type="string">
            <text:p>JUNGLE_LEAVES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SPORE_BLOSSOM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YELLOW_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TIDE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PINK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DANDELION</text:p>
          </table:table-cell>
          <table:table-cell office:value-type="float" office:value="0.31" calcext:value-type="float">
            <text:p>0,31</text:p>
          </table:table-cell>
        </table:table-row>
        <table:table-row table:style-name="ro1">
          <table:table-cell office:value-type="string" calcext:value-type="string">
            <text:p>KNOCKBACK_1</text:p>
          </table:table-cell>
          <table:table-cell office:value-type="float" office:value="155.25" calcext:value-type="float">
            <text:p>155,25</text:p>
          </table:table-cell>
        </table:table-row>
        <table:table-row table:style-name="ro1">
          <table:table-cell office:value-type="string" calcext:value-type="string">
            <text:p>KNOCKBACK_2</text:p>
          </table:table-cell>
          <table:table-cell office:value-type="float" office:value="311.25" calcext:value-type="float">
            <text:p>311,25</text:p>
          </table:table-cell>
        </table:table-row>
        <table:table-row table:style-name="ro1">
          <table:table-cell office:value-type="string" calcext:value-type="string">
            <text:p>AZALEA_LEAVES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RED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BAMBOO_MOSAIC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YELLOW_CONCRETE_POWDER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MAGENTA_DYE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GRAVEL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PIS_ORE</text:p>
          </table:table-cell>
          <table:table-cell office:value-type="float" office:value="23.76" calcext:value-type="float">
            <text:p>23,76</text:p>
          </table:table-cell>
        </table:table-row>
        <table:table-row table:style-name="ro1">
          <table:table-cell office:value-type="string" calcext:value-type="string">
            <text:p>ORANGE_BED</text:p>
          </table:table-cell>
          <table:table-cell office:value-type="float" office:value="5.15" calcext:value-type="float">
            <text:p>5,15</text:p>
          </table:table-cell>
        </table:table-row>
        <table:table-row table:style-name="ro1">
          <table:table-cell office:value-type="string" calcext:value-type="string">
            <text:p>RED_DYE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string" calcext:value-type="string">
            <text:p>NETHER_BRICK_SLAB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DISPENSER</text:p>
          </table:table-cell>
          <table:table-cell office:value-type="float" office:value="12.1" calcext:value-type="float">
            <text:p>12,1</text:p>
          </table:table-cell>
        </table:table-row>
        <table:table-row table:style-name="ro1">
          <table:table-cell office:value-type="string" calcext:value-type="string">
            <text:p>LINGERING_POTION_OF_SWIFTNESS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POLISHED_BLACKSTONE_BRICK_SLAB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CHORUS_FRUIT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string" calcext:value-type="string">
            <text:p>GREEN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ON_SEED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SMOOTH_RED_SANDSTONE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GLOW_BERRI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SKELETON_SKULL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CHAINMAIL_HELMET</text:p>
          </table:table-cell>
          <table:table-cell office:value-type="float" office:value="36.67" calcext:value-type="float">
            <text:p>36,67</text:p>
          </table:table-cell>
        </table:table-row>
        <table:table-row table:style-name="ro1">
          <table:table-cell office:value-type="string" calcext:value-type="string">
            <text:p>END_STONE_BRICK_WALL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string" calcext:value-type="string">
            <text:p>PAINTING</text:p>
          </table:table-cell>
          <table:table-cell office:value-type="float" office:value="2.94" calcext:value-type="float">
            <text:p>2,94</text:p>
          </table:table-cell>
        </table:table-row>
        <table:table-row table:style-name="ro1">
          <table:table-cell office:value-type="string" calcext:value-type="string">
            <text:p>TORCH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ENDER_CHEST</text:p>
          </table:table-cell>
          <table:table-cell office:value-type="float" office:value="18.39" calcext:value-type="float">
            <text:p>18,39</text:p>
          </table:table-cell>
        </table:table-row>
        <table:table-row table:style-name="ro1">
          <table:table-cell office:value-type="string" calcext:value-type="string">
            <text:p>FERN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BIRCH_SIGN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POLISHED_GRANITE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TALL_SEAGR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D_BUBBLE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SPLASH_POTION_OF_REGENERATION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QUARTZ_BRICKS</text:p>
          </table:table-cell>
          <table:table-cell office:value-type="float" office:value="12.66" calcext:value-type="float">
            <text:p>12,66</text:p>
          </table:table-cell>
        </table:table-row>
        <table:table-row table:style-name="ro1">
          <table:table-cell office:value-type="string" calcext:value-type="string">
            <text:p>NETHER_GOLD_ORE</text:p>
          </table:table-cell>
          <table:table-cell office:value-type="float" office:value="3.81" calcext:value-type="float">
            <text:p>3,81</text:p>
          </table:table-cell>
        </table:table-row>
        <table:table-row table:style-name="ro1">
          <table:table-cell office:value-type="string" calcext:value-type="string">
            <text:p>MUSIC_DISC_OTHERSID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RIPPED_OAK_LOG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MANGROVE_SLAB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string" calcext:value-type="string">
            <text:p>END_ROD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WARPED_PLANKS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CHERRY_SLAB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IRON_INGOT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string" calcext:value-type="string">
            <text:p>ORANGE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ME_TERRACOTTA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GRAY_CARPET</text:p>
          </table:table-cell>
          <table:table-cell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WHITE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EN_TERRACOTTA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string" calcext:value-type="string">
            <text:p>GRAY_CONCRETE_POWDER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OXIDIZED_CUT_COPPER</text:p>
          </table:table-cell>
          <table:table-cell office:value-type="float" office:value="8.71" calcext:value-type="float">
            <text:p>8,71</text:p>
          </table:table-cell>
        </table:table-row>
        <table:table-row table:style-name="ro1">
          <table:table-cell office:value-type="string" calcext:value-type="string">
            <text:p>DEPTH_STRIDER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DIAMOND_HOE</text:p>
          </table:table-cell>
          <table:table-cell office:value-type="float" office:value="2533.54" calcext:value-type="float">
            <text:p>2533,54</text:p>
          </table:table-cell>
        </table:table-row>
        <table:table-row table:style-name="ro1">
          <table:table-cell office:value-type="string" calcext:value-type="string">
            <text:p>DEPTH_STRIDER_3</text:p>
          </table:table-cell>
          <table:table-cell office:value-type="float" office:value="320.25" calcext:value-type="float">
            <text:p>320,25</text:p>
          </table:table-cell>
        </table:table-row>
        <table:table-row table:style-name="ro1">
          <table:table-cell office:value-type="string" calcext:value-type="string">
            <text:p>DEPTH_STRIDER_2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IRON_BLOCK</text:p>
          </table:table-cell>
          <table:table-cell office:value-type="float" office:value="10.53" calcext:value-type="float">
            <text:p>10,53</text:p>
          </table:table-cell>
        </table:table-row>
        <table:table-row table:style-name="ro1">
          <table:table-cell office:value-type="string" calcext:value-type="string">
            <text:p>ENDER_EYE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string" calcext:value-type="string">
            <text:p>BLUE_CONCRETE</text:p>
          </table:table-cell>
          <table:table-cell office:value-type="float" office:value="2.69" calcext:value-type="float">
            <text:p>2,69</text:p>
          </table:table-cell>
        </table:table-row>
        <table:table-row table:style-name="ro1">
          <table:table-cell office:value-type="string" calcext:value-type="string">
            <text:p>LINGERING_POTION_OF_STRENGTH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string" calcext:value-type="string">
            <text:p>REDSTONE_LAMP</text:p>
          </table:table-cell>
          <table:table-cell office:value-type="float" office:value="13.37" calcext:value-type="float">
            <text:p>13,37</text:p>
          </table:table-cell>
        </table:table-row>
        <table:table-row table:style-name="ro1">
          <table:table-cell office:value-type="string" calcext:value-type="string">
            <text:p>SPLASH_POTION_OF_SLOWNESS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string" calcext:value-type="string">
            <text:p>SPRUCE_CHEST_BOAT</text:p>
          </table:table-cell>
          <table:table-cell office:value-type="float" office:value="5.17" calcext:value-type="float">
            <text:p>5,17</text:p>
          </table:table-cell>
        </table:table-row>
        <table:table-row table:style-name="ro1">
          <table:table-cell office:value-type="string" calcext:value-type="string">
            <text:p>POTION_OF_THE_TURTLE_MASTER_+</text:p>
          </table:table-cell>
          <table:table-cell office:value-type="float" office:value="3.82" calcext:value-type="float">
            <text:p>3,82</text:p>
          </table:table-cell>
        </table:table-row>
        <table:table-row table:style-name="ro1">
          <table:table-cell office:value-type="string" calcext:value-type="string">
            <text:p>SPLASH_POTION_OF_SLOW_FALLING_+</text:p>
          </table:table-cell>
          <table:table-cell office:value-type="float" office:value="3.49" calcext:value-type="float">
            <text:p>3,49</text:p>
          </table:table-cell>
        </table:table-row>
        <table:table-row table:style-name="ro1">
          <table:table-cell office:value-type="string" calcext:value-type="string">
            <text:p>POTION_OF_THE_TURTLE_MASTER_2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string" calcext:value-type="string">
            <text:p>HOPPER</text:p>
          </table:table-cell>
          <table:table-cell office:value-type="float" office:value="5.43" calcext:value-type="float">
            <text:p>5,43</text:p>
          </table:table-cell>
        </table:table-row>
        <table:table-row table:style-name="ro1">
          <table:table-cell office:value-type="string" calcext:value-type="string">
            <text:p>SOUL_SOI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ELLOW_CANDLE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string" calcext:value-type="string">
            <text:p>COOKED_MUTTON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SILENCE_ARMOR_TRIM_SMITHING_TEMPLATE</text:p>
          </table:table-cell>
          <table:table-cell office:value-type="float" office:value="79.54" calcext:value-type="float">
            <text:p>79,54</text:p>
          </table:table-cell>
        </table:table-row>
        <table:table-row table:style-name="ro1">
          <table:table-cell office:value-type="string" calcext:value-type="string">
            <text:p>WAXED_CUT_COPPER</text:p>
          </table:table-cell>
          <table:table-cell office:value-type="float" office:value="2.78" calcext:value-type="float">
            <text:p>2,78</text:p>
          </table:table-cell>
        </table:table-row>
        <table:table-row table:style-name="ro1">
          <table:table-cell office:value-type="string" calcext:value-type="string">
            <text:p>STRIPPED_MANGROVE_WOOD</text:p>
          </table:table-cell>
          <table:table-cell office:value-type="float" office:value="2.68" calcext:value-type="float">
            <text:p>2,68</text:p>
          </table:table-cell>
        </table:table-row>
        <table:table-row table:style-name="ro1">
          <table:table-cell office:value-type="string" calcext:value-type="string">
            <text:p>GLASS_BOTTLE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string" calcext:value-type="string">
            <text:p>WAXED_WEATHERED_CUT_COPPER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string" calcext:value-type="string">
            <text:p>CHERRY_LOG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string" calcext:value-type="string">
            <text:p>YELLOW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SNIFFER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SIC_DISC_CAT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RESPIRATION_1</text:p>
          </table:table-cell>
          <table:table-cell office:value-type="float" office:value="80.25" calcext:value-type="float">
            <text:p>80,25</text:p>
          </table:table-cell>
        </table:table-row>
        <table:table-row table:style-name="ro1">
          <table:table-cell office:value-type="string" calcext:value-type="string">
            <text:p>RESPIRATION_2</text:p>
          </table:table-cell>
          <table:table-cell office:value-type="float" office:value="160.5" calcext:value-type="float">
            <text:p>160,5</text:p>
          </table:table-cell>
        </table:table-row>
        <table:table-row table:style-name="ro1">
          <table:table-cell office:value-type="string" calcext:value-type="string">
            <text:p>LINGERING_POTION_OF_LEAPING_+</text:p>
          </table:table-cell>
          <table:table-cell office:value-type="float" office:value="4.91" calcext:value-type="float">
            <text:p>4,91</text:p>
          </table:table-cell>
        </table:table-row>
        <table:table-row table:style-name="ro1">
          <table:table-cell office:value-type="string" calcext:value-type="string">
            <text:p>COOKED_PORKCHOP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LIME_CANDLE_CAK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GLIN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LASH_POTION_OF_REGENERATION_2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string" calcext:value-type="string">
            <text:p>SPLASH_POTION_OF_REGENERATION_+</text:p>
          </table:table-cell>
          <table:table-cell office:value-type="float" office:value="2.44" calcext:value-type="float">
            <text:p>2,44</text:p>
          </table:table-cell>
        </table:table-row>
        <table:table-row table:style-name="ro1">
          <table:table-cell office:value-type="string" calcext:value-type="string">
            <text:p>SHULKER_BOX</text:p>
          </table:table-cell>
          <table:table-cell office:value-type="float" office:value="11.16" calcext:value-type="float">
            <text:p>11,16</text:p>
          </table:table-cell>
        </table:table-row>
        <table:table-row table:style-name="ro1">
          <table:table-cell office:value-type="string" calcext:value-type="string">
            <text:p>RESPIRATION_3</text:p>
          </table:table-cell>
          <table:table-cell office:value-type="float" office:value="320.25" calcext:value-type="float">
            <text:p>320,25</text:p>
          </table:table-cell>
        </table:table-row>
        <table:table-row table:style-name="ro1">
          <table:table-cell office:value-type="string" calcext:value-type="string">
            <text:p>DEAD_HORN_CORAL_BLOCK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ENDERMITE_SPAWN_EG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GERING_POTION_OF_LEAPING_2</text:p>
          </table:table-cell>
          <table:table-cell office:value-type="float" office:value="4.53" calcext:value-type="float">
            <text:p>4,53</text:p>
          </table:table-cell>
        </table:table-row>
        <table:table-row table:style-name="ro1">
          <table:table-cell office:value-type="string" calcext:value-type="string">
            <text:p>CARVED_PUMPKIN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PINK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GERING_POTION_OF_SLOWNESS</text:p>
          </table:table-cell>
          <table:table-cell office:value-type="float" office:value="1.65" calcext:value-type="float">
            <text:p>1,65</text:p>
          </table:table-cell>
        </table:table-row>
        <table:table-row table:style-name="ro1">
          <table:table-cell office:value-type="string" calcext:value-type="string">
            <text:p>LIGHT_GRAY_WOO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LADE_POTTERY_SHERD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JUNGLE_DOOR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GRANITE_SLAB</text:p>
          </table:table-cell>
          <table:table-cell office:value-type="float" office:value="0.19" calcext:value-type="float">
            <text:p>0,19</text:p>
          </table:table-cell>
        </table:table-row>
        <table:table-row table:style-name="ro1">
          <table:table-cell office:value-type="string" calcext:value-type="string">
            <text:p>STONE_BUTTON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string" calcext:value-type="string">
            <text:p>POWDER_SNOW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CIA_SAP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ON_DOOR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BROWN_STAINED_GLASS_PANE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AXED_EXPOSED_CUT_COPPER_SLAB</text:p>
          </table:table-cell>
          <table:table-cell office:value-type="float" office:value="2.84" calcext:value-type="float">
            <text:p>2,84</text:p>
          </table:table-cell>
        </table:table-row>
        <table:table-row table:style-name="ro1">
          <table:table-cell office:value-type="string" calcext:value-type="string">
            <text:p>FERMENTED_SPIDER_EYE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string" calcext:value-type="string">
            <text:p>SEA_PICKLE</text:p>
          </table:table-cell>
          <table:table-cell office:value-type="float" office:value="0.52" calcext:value-type="float">
            <text:p>0,52</text:p>
          </table:table-cell>
        </table:table-row>
        <table:table-row table:style-name="ro1">
          <table:table-cell office:value-type="string" calcext:value-type="string">
            <text:p>ORANGE_TULIP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ANDESITE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RED_NETHER_BRICK_STAIRS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BROWN_GLAZED_TERRACOTT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MANGROVE_PROPAGULE</text:p>
          </table:table-cell>
          <table:table-cell office:value-type="float" office:value="3.13" calcext:value-type="float">
            <text:p>3,13</text:p>
          </table:table-cell>
        </table:table-row>
        <table:table-row table:style-name="ro1">
          <table:table-cell office:value-type="string" calcext:value-type="string">
            <text:p>INFESTED_STON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ELLOW_GLAZED_TERRACOTTA</text:p>
          </table:table-cell>
          <table:table-cell office:value-type="float" office:value="0.2" calcext:value-type="float">
            <text:p>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9T14:15:54.113000000</dc:date>
    <meta:editing-duration>PT2M47S</meta:editing-duration>
    <meta:editing-cycles>1</meta:editing-cycles>
    <meta:document-statistic meta:table-count="1" meta:cell-count="3256" meta:object-count="0"/>
    <meta:generator>LibreOffice/24.8.2.1$Windows_X86_64 LibreOffice_project/0f794b6e29741098670a3b95d60478a65d05ef13</meta:generator>
  </office:meta>
</office:document-meta>
</file>